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4479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9479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4479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9479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4479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9479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4479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9479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4479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1972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5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FF0000" fo:font-size="10pt" style:font-size-asian="10pt" style:font-size-complex="10pt"/>
    </style:style>
    <style:style style:name="P6" style:parent-style-name="Normal" style:family="paragraph">
      <style:paragraph-properties style:text-autospace="none" fo:text-align="center" fo:margin-bottom="0in" fo:line-height="100%"/>
    </style:style>
    <style:style style:name="T7" style:parent-style-name="Fuentedepárrafopredeter." style:family="text">
      <style:text-properties style:font-name="Arial" style:font-name-complex="Arial" fo:font-weight="bold" style:font-weight-asian="bold" style:font-weight-complex="bold" style:font-style-complex="italic" fo:font-size="10pt" style:font-size-asian="10pt" style:font-size-complex="10pt"/>
    </style:style>
    <style:style style:name="P8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FF0000" fo:font-size="10pt" style:font-size-asian="10pt" style:font-size-complex="10pt"/>
    </style:style>
    <style:style style:name="P9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0" style:parent-style-name="Normal" style:family="paragraph">
      <style:paragraph-properties style:text-autospace="none" fo:text-align="center" fo:margin-bottom="0in" fo:line-height="100%"/>
      <style:text-properties style:font-name="Arial" style:font-name-complex="Arial" fo:font-weight="bold" style:font-weight-asian="bold" style:font-weight-complex="bold" style:font-style-complex="italic" fo:color="#000000" fo:font-size="10pt" style:font-size-asian="10pt" style:font-size-complex="10pt"/>
    </style:style>
    <style:style style:name="P11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2" style:parent-style-name="Párrafodelista" style:family="paragraph">
      <style:paragraph-properties style:text-autospace="none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13" style:parent-style-name="Normal" style:family="paragraph">
      <style:paragraph-properties style:text-autospace="none" fo:margin-bottom="0in" fo:line-height="100%">
        <style:tab-stops>
          <style:tab-stop style:type="left" style:position="0.1972in"/>
        </style:tab-stops>
      </style:paragraph-properties>
    </style:style>
    <style:style style:name="T1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1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19" style:parent-style-name="Normal" style:family="paragraph">
      <style:paragraph-properties style:text-autospace="none" fo:margin-bottom="0in" fo:line-height="100%">
        <style:tab-stops>
          <style:tab-stop style:type="left" style:position="0.1972in"/>
        </style:tab-stops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20" style:parent-style-name="Normal" style:family="paragraph">
      <style:paragraph-properties style:text-autospace="none" fo:text-align="justify" fo:margin-bottom="0in" fo:line-height="100%" fo:margin-left="0.1972in" fo:text-indent="-0.1972in" fo:background-color="#D9D9D9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1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2" style:parent-style-name="Normal" style:family="paragraph">
      <style:paragraph-properties style:text-autospace="none" fo:margin-bottom="0in" fo:line-height="100%">
        <style:tab-stops>
          <style:tab-stop style:type="left" style:position="0.1972in"/>
        </style:tab-stops>
      </style:paragraph-properties>
    </style:style>
    <style:style style:name="T23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24" style:parent-style-name="Normal" style:family="paragraph">
      <style:paragraph-properties style:text-autospace="none" fo:margin-bottom="0in" fo:line-height="100%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25" style:parent-style-name="Párrafodelista" style:family="paragraph">
      <style:paragraph-properties style:text-autospace="none" fo:text-align="justify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</style:style>
    <style:style style:name="T2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27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P28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1972in"/>
        </style:tab-stops>
      </style:paragraph-properties>
    </style:style>
    <style:style style:name="T29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30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31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32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1972in"/>
        </style:tab-stops>
      </style:paragraph-properties>
      <style:text-properties style:font-name="Arial" style:font-name-complex="Arial" fo:color="#000000" fo:font-size="10pt" style:font-size-asian="10pt" style:font-size-complex="10pt"/>
    </style:style>
    <style:style style:name="P33" style:parent-style-name="Párrafodelista" style:family="paragraph">
      <style:paragraph-properties style:text-autospace="none" fo:text-align="justify" fo:margin-bottom="0in" fo:line-height="100%" fo:margin-left="0.1972in" fo:text-indent="-0.1972in">
        <style:tab-stops>
          <style:tab-stop style:type="left" style:position="0in"/>
        </style:tab-stops>
      </style:paragraph-properties>
    </style:style>
    <style:style style:name="T3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P35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1972in"/>
        </style:tab-stops>
      </style:paragraph-properties>
    </style:style>
    <style:style style:name="T36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37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P38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39" style:parent-style-name="Párrafodelista" style:family="paragraph">
      <style:paragraph-properties style:text-autospace="none" fo:text-align="justify" fo:margin-bottom="0in" fo:line-height="100%" fo:margin-left="0.1972in" fo:text-indent="-0.1972in" fo:background-color="#D9D9D9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40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41" style:parent-style-name="Normal" style:family="paragraph">
      <style:paragraph-properties style:text-autospace="none" fo:margin-bottom="0in" fo:line-height="100%">
        <style:tab-stops>
          <style:tab-stop style:type="left" style:position="0in"/>
        </style:tab-stops>
      </style:paragraph-properties>
    </style:style>
    <style:style style:name="T4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4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6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47" style:parent-style-name="Párrafodelista" style:family="paragraph">
      <style:paragraph-properties style:text-autospace="none" fo:margin-bottom="0in" fo:line-height="100%" fo:margin-left="0.1972in" fo:text-indent="-0.3027in">
        <style:tab-stops>
          <style:tab-stop style:type="left" style:position="0in"/>
        </style:tab-stops>
      </style:paragraph-properties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P48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in"/>
        </style:tab-stops>
      </style:paragraph-properties>
      <style:text-properties style:font-name="Arial" style:font-name-complex="Arial" fo:color="#000000" fo:font-size="10pt" style:font-size-asian="10pt" style:font-size-complex="10pt"/>
    </style:style>
    <style:style style:name="P49" style:parent-style-name="Normal" style:family="paragraph">
      <style:paragraph-properties fo:margin-bottom="0in" fo:line-height="100%"/>
    </style:style>
    <style:style style:name="T5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1" style:parent-style-name="Normal" style:family="paragraph">
      <style:paragraph-properties fo:margin-bottom="0in" fo:line-height="100%"/>
    </style:style>
    <style:style style:name="T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3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54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55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</style:style>
    <style:style style:name="T56" style:parent-style-name="Fuentedepárrafopredeter." style:family="text">
      <style:text-properties style:font-name="Arial" style:font-name-asian="Calibri" style:font-name-complex="Arial" fo:font-weight="bold" style:font-weight-asian="bold" fo:font-size="10pt" style:font-size-asian="10pt" style:font-size-complex="10pt" style:language-asian="pt" style:country-asian="BR"/>
    </style:style>
    <style:style style:name="P5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style:language-asian="pt" style:country-asian="BR"/>
    </style:style>
    <style:style style:name="P58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in"/>
        </style:tab-stops>
      </style:paragraph-properties>
    </style:style>
    <style:style style:name="T59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60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61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62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63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P64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in"/>
        </style:tab-stops>
      </style:paragraph-properties>
      <style:text-properties style:font-name="Arial" style:font-name-complex="Arial" fo:color="#000000" fo:font-size="10pt" style:font-size-asian="10pt" style:font-size-complex="10pt"/>
    </style:style>
    <style:style style:name="P65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in"/>
        </style:tab-stops>
      </style:paragraph-properties>
    </style:style>
    <style:style style:name="T66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T67" style:parent-style-name="Fuentedepárrafopredeter." style:family="text">
      <style:text-properties style:font-name="Arial" style:font-name-complex="Arial" fo:font-weight="bold" style:font-weight-asian="bold" fo:color="#000000" fo:font-size="10pt" style:font-size-asian="10pt" style:font-size-complex="10pt"/>
    </style:style>
    <style:style style:name="T68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P69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 style:language-asian="pt" style:country-asian="BR"/>
    </style:style>
    <style:style style:name="P70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71" style:parent-style-name="Párrafodelista" style:family="paragraph">
      <style:paragraph-properties style:text-autospace="none" fo:margin-bottom="0in" fo:line-height="100%" fo:margin-left="0in">
        <style:tab-stops>
          <style:tab-stop style:type="left" style:position="0.65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72" style:parent-style-name="Párrafodelista" style:family="paragraph">
      <style:paragraph-properties style:text-autospace="none" fo:margin-bottom="0in" fo:line-height="100%" fo:margin-left="0in">
        <style:tab-stops>
          <style:tab-stop style:type="left" style:position="0.1972in"/>
        </style:tab-stops>
      </style:paragraph-properties>
    </style:style>
    <style:style style:name="T73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7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P75" style:parent-style-name="Párrafodelista" style:family="paragraph">
      <style:paragraph-properties style:text-autospace="none" fo:margin-bottom="0in" fo:line-height="100%" fo:margin-left="0in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color="#000000" fo:font-size="10pt" style:font-size-asian="10pt" style:font-size-complex="10pt" fo:language="en" fo:country="US"/>
    </style:style>
    <style:style style:name="P76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77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78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79" style:parent-style-name="Normal" style:family="paragraph">
      <style:paragraph-properties style:text-autospace="none" fo:text-align="justify" fo:margin-bottom="0in">
        <style:tab-stops>
          <style:tab-stop style:type="left" style:position="0.7826in"/>
        </style:tab-stops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80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81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82" style:parent-style-name="Normal" style:family="paragraph">
      <style:paragraph-properties style:text-autospace="none" fo:text-align="justify" fo:margin-bottom="0in"/>
    </style:style>
    <style:style style:name="T8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84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85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86" style:parent-style-name="Normal" style:family="paragraph">
      <style:paragraph-properties style:text-autospace="none" fo:text-align="justify" fo:margin-bottom="0in"/>
    </style:style>
    <style:style style:name="T87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88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89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0" style:parent-style-name="Normal" style:family="paragraph">
      <style:paragraph-properties style:text-autospace="none" fo:text-align="justify" fo:margin-bottom="0in"/>
    </style:style>
    <style:style style:name="T91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92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T93" style:parent-style-name="Fuentedepárrafopredeter." style:family="text"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4" style:parent-style-name="Normal" style:family="paragraph">
      <style:paragraph-properties style:text-autospace="none" fo:text-align="justify" fo:margin-bottom="0in"/>
    </style:style>
    <style:style style:name="T9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96" style:parent-style-name="Fuentedepárrafopredeter." style:family="text">
      <style:text-properties style:font-name="Arial" style:font-name-complex="Arial" fo:color="#FF0000" fo:font-size="10pt" style:font-size-asian="10pt" style:font-size-complex="10pt" fo:language="en" fo:country="US"/>
    </style:style>
    <style:style style:name="T9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98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fo:language="en" fo:country="US" style:language-asian="pt" style:country-asian="BR"/>
    </style:style>
    <style:style style:name="P99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0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01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02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/>
    </style:style>
    <style:style style:name="P103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4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05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06" style:parent-style-name="Normal" style:family="paragraph">
      <style:paragraph-properties style:text-autospace="none" fo:text-align="justify" fo:margin-bottom="0in"/>
      <style:text-properties style:font-name="Arial" style:font-name-complex="Arial" fo:color="#FF0000" fo:font-size="10pt" style:font-size-asian="10pt" style:font-size-complex="10pt" style:language-asian="pt" style:country-asian="BR"/>
    </style:style>
    <style:style style:name="P107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</style:style>
    <style:style style:name="T10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09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10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11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fo:color="#FF0000" fo:font-size="10pt" style:font-size-asian="10pt" style:font-size-complex="10pt"/>
    </style:style>
    <style:style style:name="P112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3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14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15" style:parent-style-name="Normal" style:family="paragraph">
      <style:paragraph-properties fo:text-align="justify" fo:margin-bottom="0in"/>
      <style:text-properties style:font-name="Arial" style:font-name-complex="Arial" fo:color="#FF0000" fo:font-size="10pt" style:font-size-asian="10pt" style:font-size-complex="10pt"/>
    </style:style>
    <style:style style:name="P116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7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18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19" style:parent-style-name="Normal" style:family="paragraph">
      <style:paragraph-properties style:text-autospace="none" fo:text-align="justify" fo:margin-bottom="0in"/>
      <style:text-properties style:font-name="Arial" style:font-name-complex="Arial" fo:color="#FF0000" fo:font-size="10pt" style:font-size-asian="10pt" style:font-size-complex="10pt" style:language-asian="pt" style:country-asian="BR"/>
    </style:style>
    <style:style style:name="P120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1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22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23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fo:color="#FF0000" fo:font-size="10pt" style:font-size-asian="10pt" style:font-size-complex="10pt" style:language-asian="pt" style:country-asian="BR"/>
    </style:style>
    <style:style style:name="P124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5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26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 style:language-asian="pt" style:country-asian="BR"/>
    </style:style>
    <style:style style:name="P127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8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9" style:parent-style-name="Normal" style:family="paragraph">
      <style:paragraph-properties style:text-autospace="none" fo:text-align="justify" fo:margin-bottom="0in"/>
      <style:text-properties style:font-name="Arial" style:font-name-complex="Arial" fo:font-size="10pt" style:font-size-asian="10pt" style:font-size-complex="10pt"/>
    </style:style>
    <style:style style:name="P130" style:parent-style-name="Normal" style:family="paragraph">
      <style:paragraph-properties style:text-autospace="none" fo:text-align="justify" fo:margin-bottom="0in"/>
    </style:style>
    <style:style style:name="T1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6" style:parent-style-name="Fuentedepárrafopredeter." style:family="text">
      <style:text-properties style:font-name="Arial" style:font-name-complex="Arial" style:text-position="super 65%" fo:font-size="10pt" style:font-size-asian="10pt" style:font-size-complex="10pt"/>
    </style:style>
    <style:style style:name="T1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3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4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41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</style:style>
    <style:style style:name="T142" style:parent-style-name="Fuentedepárrafopredeter." style:family="text">
      <style:text-properties style:font-name="Arial" style:font-name-asian="Calibri" style:font-name-complex="Arial" fo:font-weight="bold" style:font-weight-asian="bold" fo:font-size="10pt" style:font-size-asian="10pt" style:font-size-complex="10pt" style:language-asian="pt" style:country-asian="BR"/>
    </style:style>
    <style:style style:name="T143" style:parent-style-name="Fuentedepárrafopredeter." style:family="text">
      <style:text-properties style:font-name="Arial" style:font-name-asian="Calibri" style:font-name-complex="Arial" fo:font-weight="bold" style:font-weight-asian="bold" fo:font-size="10pt" style:font-size-asian="10pt" style:font-size-complex="10pt"/>
    </style:style>
    <style:style style:name="T144" style:parent-style-name="Fuentedepárrafopredeter." style:family="text">
      <style:text-properties style:font-name="Arial" style:font-name-asian="Calibri" style:font-name-complex="Arial" fo:font-weight="bold" style:font-weight-asian="bold" fo:font-size="10pt" style:font-size-asian="10pt" style:font-size-complex="10pt" style:language-asian="pt" style:country-asian="BR"/>
    </style:style>
    <style:style style:name="P145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146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147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15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151" style:parent-style-name="Normal" style:family="paragraph">
      <style:paragraph-properties style:text-autospace="none" fo:text-align="justify" fo:margin-bottom="0in" fo:line-height="100%"/>
    </style:style>
    <style:style style:name="T15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53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1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5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15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57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15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159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1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61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162" style:parent-style-name="Párrafodelista" style:family="paragraph">
      <style:paragraph-properties style:text-autospace="none" fo:margin-bottom="0in" fo:line-height="100%" fo:margin-left="0in" fo:text-indent="0in" fo:background-color="#D9D9D9">
        <style:tab-stops>
          <style:tab-stop style:type="left" style:position="0.1972in"/>
        </style:tab-stops>
      </style:paragraph-properties>
    </style:style>
    <style:style style:name="T16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64" style:parent-style-name="Párrafodelista" style:family="paragraph">
      <style:paragraph-properties style:text-autospace="none" fo:text-align="center" fo:margin-bottom="0in" fo:line-height="100%" fo:margin-left="0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ableColumn166" style:family="table-column">
      <style:table-column-properties style:column-width="6.0027in"/>
    </style:style>
    <style:style style:name="Table165" style:family="table">
      <style:table-properties style:width="6.0027in" fo:margin-left="0in" table:align="center"/>
    </style:style>
    <style:style style:name="TableRow167" style:family="table-row">
      <style:table-row-properties style:min-row-height="0.1152in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style:text-autospace="none" fo:text-align="justify" fo:margin-bottom="0in" fo:line-height="100%"/>
    </style:style>
    <style:style style:name="T170" style:parent-style-name="Fuentedepárrafopredeter." style:family="text">
      <style:text-properties style:font-name="Arial" style:font-name-asian="Times New Roman" style:font-name-complex="Arial" fo:font-weight="bold" style:font-weight-asian="bold" fo:font-size="10pt" style:font-size-asian="10pt" style:font-size-complex="10pt" fo:language="pt" fo:country="BR" style:language-asian="pt" style:country-asian="BR"/>
    </style:style>
    <style:style style:name="T171" style:parent-style-name="Fuentedepárrafopredeter." style:family="text">
      <style:text-properties style:font-name="Arial" style:font-name-asian="Times New Roman" style:font-name-complex="Arial" fo:font-size="10pt" style:font-size-asian="10pt" style:font-size-complex="10pt" fo:language="pt" fo:country="BR" style:language-asian="pt" style:country-asian="BR"/>
    </style:style>
    <style:style style:name="T172" style:parent-style-name="Fuentedepárrafopredeter." style:family="text">
      <style:text-properties style:font-name="Arial" style:font-name-asian="Times New Roman" style:font-name-complex="Arial" style:font-weight-complex="bold" fo:color="#000000" fo:font-size="10pt" style:font-size-asian="10pt" style:font-size-complex="10pt" fo:language="pt" fo:country="BR" style:language-asian="pt" style:country-asian="BR"/>
    </style:style>
    <style:style style:name="P173" style:parent-style-name="Título" style:family="paragraph">
      <style:paragraph-properties fo:text-align="justify"/>
      <style:text-properties fo:text-transform="uppercase" fo:font-size="10pt" style:font-size-asian="10pt" fo:language="pt" fo:country="BR"/>
    </style:style>
    <style:style style:name="T174" style:parent-style-name="Fuentedepárrafopredeter." style:family="text">
      <style:text-properties fo:text-transform="uppercase" fo:font-size="10pt" style:font-size-asian="10pt"/>
    </style:style>
    <style:style style:name="T175" style:parent-style-name="Fuentedepárrafopredeter." style:family="text">
      <style:text-properties fo:font-size="10pt" style:font-size-asian="10pt"/>
    </style:style>
    <style:style style:name="P176" style:parent-style-name="Título" style:family="paragraph">
      <style:text-properties fo:text-transform="uppercase" fo:font-size="10pt" style:font-size-asian="10pt"/>
    </style:style>
    <style:style style:name="P177" style:parent-style-name="Título" style:family="paragraph">
      <style:text-properties fo:text-transform="uppercase" fo:font-size="10pt" style:font-size-asian="10pt"/>
    </style:style>
    <style:style style:name="P178" style:parent-style-name="Título" style:family="paragraph">
      <style:text-properties fo:font-style="italic" style:font-style-asian="italic" fo:text-transform="uppercase" fo:font-size="10pt" style:font-size-asian="10pt"/>
    </style:style>
    <style:style style:name="TableColumn180" style:family="table-column">
      <style:table-column-properties style:column-width="1.4236in" style:use-optimal-column-width="false"/>
    </style:style>
    <style:style style:name="TableColumn181" style:family="table-column">
      <style:table-column-properties style:column-width="5.125in" style:use-optimal-column-width="false"/>
    </style:style>
    <style:style style:name="Table179" style:family="table">
      <style:table-properties style:width="6.5486in" fo:margin-left="0in" table:align="lef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0.0729in double #808080" style:border-line-width-top="0.0243in 0.0243in 0.0243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184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185" style:family="table-cell">
      <style:table-cell-properties fo:border-top="0.0729in double #808080" style:border-line-width-top="0.0243in 0.0243in 0.0243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186" style:parent-style-name="Normal" style:family="paragraph">
      <style:paragraph-properties fo:text-align="justify" fo:margin-bottom="0in"/>
    </style:style>
    <style:style style:name="T187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190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191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192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19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196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197" style:parent-style-name="Normal" style:family="paragraph">
      <style:paragraph-properties fo:text-align="justify" fo:margin-bottom="0in"/>
    </style:style>
    <style:style style:name="T198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201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02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03" style:parent-style-name="Normal" style:family="paragraph">
      <style:paragraph-properties fo:text-align="justify" fo:margin-bottom="0in"/>
    </style:style>
    <style:style style:name="T20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205" style:family="table-row">
      <style:table-row-properties style:min-row-height="0.8416in" style:use-optimal-row-height="false"/>
    </style:style>
    <style:style style:name="TableCell206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20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08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09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21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13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14" style:parent-style-name="Normal" style:family="paragraph">
      <style:paragraph-properties fo:text-align="justify" fo:margin-bottom="0in"/>
    </style:style>
    <style:style style:name="T21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218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21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20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21" style:parent-style-name="Normal" style:family="paragraph">
      <style:paragraph-properties fo:text-align="justify" fo:margin-bottom="0in">
        <style:tab-stops>
          <style:tab-stop style:type="left" style:position="0.5in"/>
        </style:tab-stops>
      </style:paragraph-properties>
      <style:text-properties style:font-name="Arial" style:font-name-complex="Arial" style:font-weight-complex="bold" fo:font-size="10pt" style:font-size-asian="10pt" style:font-size-complex="10pt" fo:background-color="#FFFF00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224" style:parent-style-name="Título1" style:family="paragraph">
      <style:paragraph-properties fo:text-align="start"/>
      <style:text-properties style:font-name="Arial" style:font-name-complex="Arial" fo:font-weight="normal" style:font-weight-asian="normal" style:use-window-font-color="true" fo:font-size="10pt" style:font-size-asian="10pt" style:font-size-complex="10pt"/>
    </style:style>
    <style:style style:name="P22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26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27" style:parent-style-name="Normal" style:family="paragraph">
      <style:paragraph-properties fo:text-align="justify" fo:margin-bottom="0in" style:line-height-at-least="0.1527in">
        <style:tab-stops>
          <style:tab-stop style:type="left" style:position="0.5in"/>
        </style:tab-stops>
      </style:paragraph-properties>
    </style:style>
    <style:style style:name="T228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231" style:parent-style-name="Título1" style:family="paragraph">
      <style:paragraph-properties fo:text-align="start"/>
      <style:text-properties style:font-name="Arial" style:font-name-complex="Arial" fo:font-weight="normal" style:font-weight-asian="normal" style:use-window-font-color="true" fo:font-size="10pt" style:font-size-asian="10pt" style:font-size-complex="10pt"/>
    </style:style>
    <style:style style:name="TableCell232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33" style:parent-style-name="Normal" style:family="paragraph">
      <style:paragraph-properties fo:text-align="justify" fo:margin-bottom="0in"/>
    </style:style>
    <style:style style:name="T234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416in double #808080" style:border-line-width-bottom="0.0138in 0.0138in 0.0138in" fo:border-right="0.0416in double #808080" style:border-line-width-right="0.0138in 0.0138in 0.0138in" fo:background-color="#FFFFFF" fo:padding-top="0in" fo:padding-left="0.0486in" fo:padding-bottom="0in" fo:padding-right="0.0486in"/>
    </style:style>
    <style:style style:name="P23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38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39" style:parent-style-name="Normal" style:family="paragraph">
      <style:paragraph-properties fo:text-align="justify" fo:margin-bottom="0in"/>
      <style:text-properties style:font-name="Arial" style:font-name-complex="Arial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0.0416in double #808080" style:border-line-width-top="0.0138in 0.0138in 0.0138in" fo:border-left="0.0729in double #808080" style:border-line-width-left="0.0243in 0.0243in 0.0243in" fo:border-bottom="0.0729in double #808080" style:border-line-width-bottom="0.0243in 0.0243in 0.0243in" fo:border-right="0.0416in double #808080" style:border-line-width-right="0.0138in 0.0138in 0.0138in" fo:background-color="#FFFFFF" style:vertical-align="middle" fo:padding-top="0in" fo:padding-left="0.0486in" fo:padding-bottom="0in" fo:padding-right="0.0486in"/>
    </style:style>
    <style:style style:name="P242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43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44" style:parent-style-name="Normal" style:family="paragraph">
      <style:paragraph-properties fo:text-align="justify" fo:margin-bottom="0in">
        <style:tab-stops>
          <style:tab-stop style:type="left" style:position="4.968in"/>
        </style:tab-stops>
      </style:paragraph-properties>
    </style:style>
    <style:style style:name="T24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46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48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24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50" style:parent-style-name="Normal" style:family="paragraph">
      <style:paragraph-properties fo:text-align="justify" fo:margin-bottom="0in">
        <style:tab-stops>
          <style:tab-stop style:type="left" style:position="4.968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251" style:parent-style-name="Normal" style:family="paragraph">
      <style:paragraph-properties fo:text-align="justify" fo:margin-bottom="0in">
        <style:tab-stops>
          <style:tab-stop style:type="left" style:position="4.968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252" style:family="table-row">
      <style:table-row-properties style:use-optimal-row-height="false"/>
    </style:style>
    <style:style style:name="P253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54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416in double #808080" style:border-line-width-bottom="0.0138in 0.0138in 0.0138in" fo:border-right="0.0729in double #808080" style:border-line-width-right="0.0243in 0.0243in 0.0243in" fo:padding-top="0in" fo:padding-left="0.0486in" fo:padding-bottom="0in" fo:padding-right="0.0486in"/>
    </style:style>
    <style:style style:name="P255" style:parent-style-name="Normal" style:family="paragraph">
      <style:paragraph-properties fo:text-align="justify" fo:margin-bottom="0in">
        <style:tab-stops>
          <style:tab-stop style:type="left" style:position="4.968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256" style:family="table-row">
      <style:table-row-properties style:use-optimal-row-height="false"/>
    </style:style>
    <style:style style:name="P257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TableCell258" style:family="table-cell">
      <style:table-cell-properties fo:border-top="0.0416in double #808080" style:border-line-width-top="0.0138in 0.0138in 0.0138in" fo:border-left="0.0416in double #808080" style:border-line-width-left="0.0138in 0.0138in 0.0138in" fo:border-bottom="0.0729in double #808080" style:border-line-width-bottom="0.0243in 0.0243in 0.0243in" fo:border-right="0.0729in double #808080" style:border-line-width-right="0.0243in 0.0243in 0.0243in" fo:padding-top="0in" fo:padding-left="0.0486in" fo:padding-bottom="0in" fo:padding-right="0.0486in"/>
    </style:style>
    <style:style style:name="P259" style:parent-style-name="Normal" style:family="paragraph">
      <style:paragraph-properties fo:text-align="justify" fo:margin-bottom="0in">
        <style:tab-stops>
          <style:tab-stop style:type="left" style:position="4.968in"/>
        </style:tab-stops>
      </style:paragraph-properties>
    </style:style>
    <style:style style:name="T260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261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262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263" style:parent-style-name="Normal" style:family="paragraph">
      <style:paragraph-properties fo:text-align="justify" fo:margin-bottom="0in" fo:line-height="100%"/>
    </style:style>
    <style:style style:name="T26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6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6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67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6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69" style:parent-style-name="Normal" style:family="paragraph">
      <style:paragraph-properties fo:text-align="justify" fo:margin-bottom="0in" fo:line-height="100%"/>
      <style:text-properties style:font-name="Arial" style:font-name-complex="Arial" fo:font-size="10pt" style:font-size-asian="10pt" style:font-size-complex="10pt"/>
    </style:style>
    <style:style style:name="P270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271" style:parent-style-name="Normal" style:family="paragraph">
      <style:paragraph-properties fo:text-align="justify" fo:margin-bottom="0in" fo:line-height="100%"/>
    </style:style>
    <style:style style:name="T27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3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7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75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77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style-complex="italic" fo:font-size="10pt" style:font-size-asian="10pt" style:font-size-complex="10pt"/>
    </style:style>
    <style:style style:name="P278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weight="bold" style:font-weight-asian="bold" style:font-style-complex="italic" fo:font-size="10pt" style:font-size-asian="10pt" style:font-size-complex="10pt"/>
    </style:style>
    <style:style style:name="P279" style:parent-style-name="Normal" style:family="paragraph">
      <style:paragraph-properties fo:text-align="justify" fo:margin-bottom="0in" fo:line-height="100%"/>
    </style:style>
    <style:style style:name="T2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81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283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/>
    </style:style>
    <style:style style:name="T28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285" style:parent-style-name="Normal" style:family="paragraph">
      <style:paragraph-properties fo:text-align="center" fo:margin-bottom="0in" fo:line-height="100%"/>
      <style:text-properties style:font-name="Arial" style:font-name-asian="Calibri" style:font-name-complex="Arial" fo:font-weight="bold" style:font-weight-asian="bold" fo:font-size="10pt" style:font-size-asian="10pt" style:font-size-complex="10pt" style:language-asian="pt" style:country-asian="BR"/>
    </style:style>
    <style:style style:name="P286" style:parent-style-name="Normal" style:family="paragraph">
      <style:paragraph-properties fo:text-align="center" fo:margin-bottom="0in" fo:line-height="100%"/>
      <style:text-properties style:font-name="Arial" style:font-name-asian="Calibri" style:font-name-complex="Arial" fo:font-weight="bold" style:font-weight-asian="bold" fo:font-size="10pt" style:font-size-asian="10pt" style:font-size-complex="10pt" style:language-asian="pt" style:country-asian="BR"/>
    </style:style>
    <style:style style:name="P287" style:parent-style-name="Normal" style:family="paragraph">
      <style:paragraph-properties fo:text-align="center" fo:margin-bottom="0in" fo:line-height="100%"/>
      <style:text-properties style:font-name="Arial" style:font-name-asian="Calibri" style:font-name-complex="Arial" fo:font-weight="bold" style:font-weight-asian="bold" fo:font-size="10pt" style:font-size-asian="10pt" style:font-size-complex="10pt" style:language-asian="pt" style:country-asian="BR"/>
    </style:style>
    <style:style style:name="P288" style:parent-style-name="Normal" style:family="paragraph">
      <style:paragraph-properties fo:border="0.0069in solid #000000" fo:padding-top="0.0138in" fo:padding-left="0.0555in" fo:padding-bottom="0.0138in" fo:padding-right="0.0555in" style:shadow="none" style:text-autospace="none" fo:text-align="center" fo:margin-bottom="0in" fo:line-height="100%" fo:background-color="#D9D9D9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289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290" style:parent-style-name="Normal" style:family="paragraph">
      <style:paragraph-properties style:text-autospace="none" fo:text-align="justify" fo:margin-bottom="0in" fo:line-height="100%" fo:background-color="#D9D9D9"/>
    </style:style>
    <style:style style:name="T291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 fo:language="en" fo:country="US"/>
    </style:style>
    <style:style style:name="P292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293" style:parent-style-name="Normal" style:family="paragraph">
      <style:paragraph-properties fo:text-align="justify" fo:margin-bottom="0in" fo:line-height="100%"/>
    </style:style>
    <style:style style:name="T29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9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29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297" style:parent-style-name="Normal" style:family="paragraph">
      <style:paragraph-properties fo:text-align="justify" fo:margin-bottom="0in" fo:line-height="100%"/>
    </style:style>
    <style:style style:name="T29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29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0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01" style:parent-style-name="Normal" style:family="paragraph">
      <style:paragraph-properties style:text-autospace="none" fo:text-align="justify" fo:margin-bottom="0in" fo:line-height="100%"/>
    </style:style>
    <style:style style:name="T30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0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0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0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06" style:parent-style-name="Normal" style:family="paragraph">
      <style:paragraph-properties style:text-autospace="none" fo:text-align="justify" fo:margin-bottom="0in" fo:line-height="100%"/>
      <style:text-properties style:font-name="Arial" style:font-name-asian="Calibri" style:font-name-complex="Arial" fo:font-weight="bold" style:font-weight-asian="bold" fo:font-size="10pt" style:font-size-asian="10pt" style:font-size-complex="10pt" fo:language="en" fo:country="US" style:language-asian="pt" style:country-asian="BR"/>
    </style:style>
    <style:style style:name="P307" style:parent-style-name="Normal" style:family="paragraph">
      <style:paragraph-properties style:text-autospace="none" fo:text-align="justify" fo:margin-bottom="0in" fo:line-height="100%" fo:background-color="#D9D9D9"/>
    </style:style>
    <style:style style:name="T308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 fo:language="en" fo:country="US"/>
    </style:style>
    <style:style style:name="T309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 fo:language="en" fo:country="US"/>
    </style:style>
    <style:style style:name="T310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 fo:language="en" fo:country="US"/>
    </style:style>
    <style:style style:name="T311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 fo:language="en" fo:country="US"/>
    </style:style>
    <style:style style:name="T312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 fo:language="en" fo:country="US"/>
    </style:style>
    <style:style style:name="P31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P314" style:parent-style-name="Normal" style:family="paragraph">
      <style:paragraph-properties fo:text-align="justify" fo:margin-bottom="0in" fo:line-height="100%"/>
    </style:style>
    <style:style style:name="T31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1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1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18" style:parent-style-name="Normal" style:family="paragraph">
      <style:paragraph-properties fo:text-align="justify" fo:margin-bottom="0in" fo:line-height="100%"/>
    </style:style>
    <style:style style:name="T3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2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21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22" style:parent-style-name="Normal" style:family="paragraph">
      <style:paragraph-properties style:text-autospace="none" fo:text-align="justify" fo:margin-bottom="0in" fo:line-height="100%"/>
    </style:style>
    <style:style style:name="T32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24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2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2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27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328" style:parent-style-name="Normal" style:family="paragraph">
      <style:paragraph-properties style:text-autospace="none" fo:text-align="justify" fo:margin-bottom="0in" fo:line-height="100%" fo:background-color="#D9D9D9"/>
    </style:style>
    <style:style style:name="T329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/>
    </style:style>
    <style:style style:name="T330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color="#008000" fo:font-size="10pt" style:font-size-asian="10pt" style:font-size-complex="10pt"/>
    </style:style>
    <style:style style:name="T33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32" style:parent-style-name="Fuentedepárrafopredeter." style:family="text">
      <style:text-properties style:font-name="Arial" style:font-name-asian="Calibri" style:font-name-complex="Arial" fo:font-weight="bold" style:font-weight-asian="bold" style:font-weight-complex="bold" fo:font-size="10pt" style:font-size-asian="10pt" style:font-size-complex="10pt"/>
    </style:style>
    <style:style style:name="T333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/>
    </style:style>
    <style:style style:name="T334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/>
    </style:style>
    <style:style style:name="P33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36" style:parent-style-name="Normal" style:family="paragraph">
      <style:paragraph-properties fo:text-align="justify" fo:margin-bottom="0in" fo:line-height="100%"/>
    </style:style>
    <style:style style:name="T33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38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3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40" style:parent-style-name="Normal" style:family="paragraph">
      <style:paragraph-properties fo:text-align="justify" fo:margin-bottom="0in" fo:line-height="100%"/>
    </style:style>
    <style:style style:name="T34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4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43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44" style:parent-style-name="Normal" style:family="paragraph">
      <style:paragraph-properties style:text-autospace="none" fo:text-align="justify" fo:margin-bottom="0in" fo:line-height="100%"/>
    </style:style>
    <style:style style:name="T3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4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47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34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349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350" style:parent-style-name="Normal" style:family="paragraph">
      <style:paragraph-properties fo:text-align="justify" fo:margin-bottom="0in" fo:line-height="100%" fo:background-color="#D9D9D9"/>
    </style:style>
    <style:style style:name="T351" style:parent-style-name="Fuentedepárrafopredeter." style:family="text">
      <style:text-properties style:font-name="Arial" style:font-name-asian="Calibri" style:font-name-complex="Arial" fo:font-weight="bold" style:font-weight-asian="bold" fo:color="#000000" fo:font-size="10pt" style:font-size-asian="10pt" style:font-size-complex="10pt"/>
    </style:style>
    <style:style style:name="P352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53" style:parent-style-name="Normal" style:family="paragraph">
      <style:paragraph-properties fo:text-align="justify" fo:margin-bottom="0in" fo:line-height="100%"/>
    </style:style>
    <style:style style:name="T3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55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56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57" style:parent-style-name="Normal" style:family="paragraph">
      <style:paragraph-properties fo:text-align="justify" fo:margin-bottom="0in" fo:line-height="100%"/>
    </style:style>
    <style:style style:name="T35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59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6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61" style:parent-style-name="Normal" style:family="paragraph">
      <style:paragraph-properties style:text-autospace="none" fo:text-align="justify" fo:margin-bottom="0in" fo:line-height="100%"/>
    </style:style>
    <style:style style:name="T36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36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T364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65" style:parent-style-name="Normal" style:family="paragraph">
      <style:paragraph-properties style:text-autospace="none" fo:text-align="justify" fo:margin-bottom="0in" fo:line-height="100%"/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366" style:parent-style-name="Párrafodelista" style:family="paragraph">
      <style:paragraph-properties fo:text-align="justify" fo:margin-bottom="0in" fo:line-height="100%" fo:margin-left="0.1972in" fo:text-indent="-0.1972in" fo:background-color="#D9D9D9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67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368" style:parent-style-name="Normal" style:family="paragraph">
      <style:paragraph-properties style:text-autospace="none" fo:text-align="justify" fo:margin-bottom="0in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69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70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P371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P372" style:parent-style-name="Textoindependiente3" style:family="paragraph">
      <style:paragraph-properties fo:margin-right="0.1222in"/>
    </style:style>
    <style:style style:name="T37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374" style:parent-style-name="Fuentedepárrafopredeter." style:family="text">
      <style:text-properties style:font-name="Arial" style:font-name-complex="Arial" fo:font-weight="bold" style:font-weight-asian="bold" style:font-weight-complex="bold" fo:color="#FF0000" fo:font-size="10pt" style:font-size-asian="10pt" fo:language="pt" fo:country="PT"/>
    </style:style>
    <style:style style:name="P375" style:parent-style-name="Textoindependiente3" style:family="paragraph">
      <style:paragraph-properties fo:margin-right="0.1222in"/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376" style:parent-style-name="Normal" style:family="paragraph">
      <style:paragraph-properties style:text-autospace="none" fo:text-align="justify" fo:margin-bottom="0in" fo:margin-right="0.1222in"/>
    </style:style>
    <style:style style:name="T37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P378" style:parent-style-name="Normal" style:family="paragraph">
      <style:paragraph-properties style:text-autospace="none" fo:text-align="justify" fo:margin-bottom="0in" fo:margin-right="0.1222in"/>
    </style:style>
    <style:style style:name="T379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380" style:parent-style-name="Párrafodelista" style:family="paragraph">
      <style:paragraph-properties style:text-autospace="none" fo:text-align="justify" fo:margin-bottom="0in" fo:line-height="100%" fo:margin-left="0.4923in" fo:margin-right="0.1222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FF0000" fo:font-size="10pt" style:font-size-asian="10pt" style:font-size-complex="10pt" fo:language="en" fo:country="US" style:language-asian="pt" style:country-asian="BR"/>
    </style:style>
    <style:style style:name="P381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38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8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384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385" style:parent-style-name="Párrafodelista" style:family="paragraph">
      <style:paragraph-properties style:text-autospace="none" fo:text-align="justify" fo:margin-bottom="0in" fo:line-height="100%" fo:margin-left="0.6895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86" style:parent-style-name="Normal" style:family="paragraph">
      <style:paragraph-properties style:text-autospace="none" fo:text-align="justify" fo:margin-bottom="0in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387" style:parent-style-name="Textoindependiente3" style:family="paragraph">
      <style:paragraph-properties fo:margin-right="0.1222in"/>
      <style:text-properties style:font-name="Arial" style:font-name-complex="Arial" fo:font-weight="bold" style:font-weight-asian="bold" style:font-weight-complex="bold" fo:font-size="10pt" style:font-size-asian="10pt"/>
    </style:style>
    <style:style style:name="P388" style:parent-style-name="Textoindependiente3" style:family="paragraph">
      <style:paragraph-properties fo:margin-right="0.1222in"/>
    </style:style>
    <style:style style:name="T38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390" style:parent-style-name="Textoindependiente3" style:family="paragraph">
      <style:paragraph-properties fo:margin-left="0.2479in" fo:margin-right="0.1222in">
        <style:tab-stops/>
      </style:paragraph-properties>
      <style:text-properties style:font-name="Arial" style:font-name-complex="Arial" style:font-weight-complex="bold" fo:font-size="10pt" style:font-size-asian="10pt" fo:language="pt" fo:country="PT"/>
    </style:style>
    <style:style style:name="P391" style:parent-style-name="Textoindependiente3" style:family="paragraph">
      <style:paragraph-properties fo:margin-right="0.1222in"/>
    </style:style>
    <style:style style:name="T39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393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394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395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396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P397" style:parent-style-name="Textoindependiente3" style:family="paragraph">
      <style:paragraph-properties fo:margin-right="0.1222in"/>
      <style:text-properties style:font-name="Arial" style:font-name-complex="Arial" style:font-weight-complex="bold" fo:font-size="10pt" style:font-size-asian="10pt" fo:language="pt" fo:country="PT"/>
    </style:style>
    <style:style style:name="P398" style:parent-style-name="Textoindependiente3" style:family="paragraph">
      <style:paragraph-properties fo:margin-right="0.1222in"/>
    </style:style>
    <style:style style:name="T39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400" style:parent-style-name="Textoindependiente3" style:family="paragraph">
      <style:paragraph-properties fo:margin-right="0.1222in">
        <style:tab-stops>
          <style:tab-stop style:type="left" style:position="0.6784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401" style:parent-style-name="Normal" style:family="paragraph">
      <style:paragraph-properties style:text-autospace="none" fo:text-align="justify" fo:margin-bottom="0in" fo:margin-right="0.1222in"/>
    </style:style>
    <style:style style:name="T40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403" style:parent-style-name="Fuentedepárrafopredeter.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P404" style:parent-style-name="Normal" style:family="paragraph">
      <style:paragraph-properties style:text-autospace="none" fo:text-align="justify" fo:margin-bottom="0in" fo:margin-right="0.1222in"/>
    </style:style>
    <style:style style:name="T405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P406" style:parent-style-name="Párrafodelista" style:family="paragraph">
      <style:paragraph-properties style:text-autospace="none" fo:text-align="justify" fo:margin-bottom="0in" fo:line-height="100%" fo:margin-left="0.4923in" fo:margin-right="0.1222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FF0000" fo:font-size="10pt" style:font-size-asian="10pt" style:font-size-complex="10pt" fo:language="en" fo:country="US" style:language-asian="pt" style:country-asian="BR"/>
    </style:style>
    <style:style style:name="P407" style:parent-style-name="Párrafodelista" style:family="paragraph">
      <style:paragraph-properties style:text-autospace="none" fo:text-align="justify" fo:margin-bottom="0in" fo:line-height="100%" fo:margin-left="0in">
        <style:tab-stops>
          <style:tab-stop style:type="left" style:position="0.4923in"/>
        </style:tab-stops>
      </style:paragraph-properties>
    </style:style>
    <style:style style:name="T40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0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1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411" style:parent-style-name="Párrafodelista" style:family="paragraph">
      <style:paragraph-properties style:text-autospace="none" fo:text-align="justify" fo:margin-bottom="0in" fo:line-height="100%" fo:margin-left="0.4923in">
        <style:tab-stops/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12" style:parent-style-name="Normal" style:family="paragraph">
      <style:paragraph-properties style:text-autospace="none" fo:text-align="justify" fo:margin-bottom="0in" fo:background-color="#D9D9D9">
        <style:tab-stops>
          <style:tab-stop style:type="left" style:position="0.1972in"/>
        </style:tab-stops>
      </style:paragraph-properties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13" style:parent-style-name="Normal" style:family="paragraph">
      <style:paragraph-properties style:text-autospace="none" fo:text-align="justify" fo:margin-bottom="0in"/>
      <style:text-properties style:font-name="Arial" style:font-name-complex="Arial" style:font-weight-complex="bold" fo:font-size="10pt" style:font-size-asian="10pt" style:font-size-complex="10pt"/>
    </style:style>
    <style:style style:name="T41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15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416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41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1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2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2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422" style:parent-style-name="Textoindependiente3" style:family="paragraph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2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24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42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426" style:parent-style-name="Textoindependiente3" style:family="paragraph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427" style:parent-style-name="Normal" style:family="paragraph">
      <style:paragraph-properties style:text-autospace="none" fo:text-align="justify" fo:margin-bottom="0in"/>
      <style:text-properties style:font-name="Arial" style:font-name-complex="Arial" style:font-weight-complex="bold" fo:font-size="10pt" style:font-size-asian="10pt" style:font-size-complex="10pt"/>
    </style:style>
    <style:style style:name="P428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29" style:parent-style-name="Normal" style:family="paragraph">
      <style:paragraph-properties style:text-autospace="none" fo:text-align="justify" fo:margin-bottom="0in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30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31" style:parent-style-name="Textoindependiente3" style:family="paragraph">
      <style:paragraph-properties fo:margin-right="0.1208in"/>
    </style:style>
    <style:style style:name="T43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33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43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3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36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3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438" style:parent-style-name="Textoindependiente3" style:family="paragraph">
      <style:paragraph-properties fo:margin-left="0.2479in" fo:margin-right="0.1208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fo:language="pt" fo:country="PT"/>
    </style:style>
    <style:style style:name="P439" style:parent-style-name="Textoindependiente3" style:family="paragraph">
      <style:paragraph-properties fo:margin-right="0.1208in"/>
    </style:style>
    <style:style style:name="T44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4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43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44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P445" style:parent-style-name="Normal" style:family="paragraph">
      <style:paragraph-properties fo:margin-bottom="0in"/>
      <style:text-properties style:font-name="Arial" style:font-name-complex="Arial" style:font-weight-complex="bold" fo:font-size="10pt" style:font-size-asian="10pt" style:font-size-complex="10pt"/>
    </style:style>
    <style:style style:name="P446" style:parent-style-name="Normal" style:family="paragraph">
      <style:paragraph-properties style:text-autospace="none" fo:text-align="justify" fo:margin-bottom="0in"/>
    </style:style>
    <style:style style:name="T447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448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49" style:parent-style-name="Normal" style:family="paragraph">
      <style:paragraph-properties style:text-autospace="none" fo:text-align="justify" fo:margin-bottom="0in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50" style:parent-style-name="Párrafodelista" style:family="paragraph">
      <style:paragraph-properties style:text-autospace="none" fo:text-align="justify" fo:margin-bottom="0in" fo:line-height="100%" fo:margin-left="0.2958in">
        <style:tab-stops/>
      </style:paragraph-properties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P451" style:parent-style-name="Normal" style:family="paragraph">
      <style:paragraph-properties style:text-autospace="none" fo:text-align="justify" fo:margin-bottom="0in" fo:margin-right="0.1208in"/>
    </style:style>
    <style:style style:name="T452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 style:language-asian="pt" style:country-asian="BR"/>
    </style:style>
    <style:style style:name="T453" style:parent-style-name="Fuentedepárrafopredeter.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T454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style:language-asian="pt" style:country-asian="BR"/>
    </style:style>
    <style:style style:name="T455" style:parent-style-name="Fuentedepárrafopredeter." style:family="text">
      <style:text-properties style:font-name="Arial" style:font-name-complex="Arial" style:font-weight-complex="bold" fo:font-size="10pt" style:font-size-asian="10pt" style:font-size-complex="10pt" style:language-asian="pt" style:country-asian="BR"/>
    </style:style>
    <style:style style:name="P456" style:parent-style-name="Párrafodelista" style:family="paragraph">
      <style:paragraph-properties fo:margin-bottom="0in" fo:line-height="100%" fo:margin-left="0in" fo:margin-right="0.1208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P457" style:parent-style-name="Párrafodelista" style:family="paragraph">
      <style:paragraph-properties fo:margin-bottom="0in" fo:line-height="100%" fo:margin-left="0in" fo:margin-right="0.1208in">
        <style:tab-stops/>
      </style:paragraph-properties>
    </style:style>
    <style:style style:name="T45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P459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60" style:parent-style-name="Normal" style:family="paragraph">
      <style:paragraph-properties fo:margin-bottom="0in"/>
    </style:style>
    <style:style style:name="T46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6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46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64" style:parent-style-name="Fuentedepárrafopredeter." style:family="text">
      <style:text-properties style:font-name="Arial" style:font-name-complex="Arial" fo:color="#FF0000" fo:font-size="10pt" style:font-size-asian="10pt" style:font-size-complex="10pt"/>
    </style:style>
    <style:style style:name="P465" style:parent-style-name="Normal" style:family="paragraph">
      <style:paragraph-properties fo:margin-bottom="0in"/>
      <style:text-properties style:font-name="Arial" style:font-name-complex="Arial" fo:font-size="10pt" style:font-size-asian="10pt" style:font-size-complex="10pt"/>
    </style:style>
    <style:style style:name="P466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</style:style>
    <style:style style:name="T467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pt" fo:country="PT"/>
    </style:style>
    <style:style style:name="T46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6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70" style:parent-style-name="Fuentedepárrafopredeter." style:family="text">
      <style:text-properties style:font-name="Arial" style:font-name-complex="Arial" style:font-weight-complex="bold" fo:color="#FF0000" fo:font-size="10pt" style:font-size-asian="10pt" style:font-size-complex="10pt"/>
    </style:style>
    <style:style style:name="P471" style:parent-style-name="Párrafodelista" style:family="paragraph">
      <style:paragraph-properties fo:margin-bottom="0in" fo:line-height="100%" fo:margin-left="0.4916in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 fo:language="pt" fo:country="PT" style:language-asian="pt" style:country-asian="BR"/>
    </style:style>
    <style:style style:name="P472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</style:style>
    <style:style style:name="T473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474" style:parent-style-name="Fuentedepárrafopredeter." style:family="text">
      <style:text-properties style:font-name="Arial" style:font-name-asian="Times New Roman" style:font-name-complex="Arial" style:font-weight-complex="bold" fo:font-size="10pt" style:font-size-asian="10pt" style:font-size-complex="10pt" style:language-asian="pt" style:country-asian="BR"/>
    </style:style>
    <style:style style:name="T475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476" style:parent-style-name="Párrafodelista" style:family="paragraph">
      <style:paragraph-properties style:text-autospace="none" fo:text-align="justify" fo:margin-bottom="0in" fo:line-height="100%" fo:margin-left="0in" fo:margin-right="0.1208in">
        <style:tab-stops/>
      </style:paragraph-properties>
      <style:text-properties style:font-name="Arial" style:font-name-complex="Arial" fo:font-size="10pt" style:font-size-asian="10pt" style:font-size-complex="10pt" style:language-asian="pt" style:country-asian="BR"/>
    </style:style>
    <style:style style:name="P477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478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479" style:parent-style-name="Fuentedepárrafopredeter." style:family="text">
      <style:text-properties style:font-name="Arial" style:font-name-complex="Arial" fo:font-size="10pt" style:font-size-asian="10pt" style:font-size-complex="10pt" style:language-asian="pt" style:country-asian="BR"/>
    </style:style>
    <style:style style:name="T48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481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82" style:parent-style-name="Normal" style:family="paragraph">
      <style:paragraph-properties style:text-autospace="none" fo:text-align="justify" fo:margin-bottom="0in" fo:background-color="#D9D9D9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83" style:parent-style-name="Normal" style:family="paragraph">
      <style:paragraph-properties style:text-autospace="none" fo:text-align="justify" fo:margin-bottom="0in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484" style:parent-style-name="Textoindependiente3" style:family="paragraph">
      <style:paragraph-properties fo:margin-right="0.1208in"/>
    </style:style>
    <style:style style:name="T48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T486" style:parent-style-name="Fuentedepárrafopredeter." style:family="text">
      <style:text-properties style:font-name="Arial" style:font-name-complex="Arial" style:font-weight-complex="bold" fo:font-size="10pt" style:font-size-asian="10pt"/>
    </style:style>
    <style:style style:name="T487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48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8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90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9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fo:language="pt" fo:country="PT"/>
    </style:style>
    <style:style style:name="T492" style:parent-style-name="Fuentedepárrafopredeter." style:family="text">
      <style:text-properties style:font-name="Arial" style:font-name-complex="Arial" style:font-weight-complex="bold" fo:font-size="10pt" style:font-size-asian="10pt" fo:language="pt" fo:country="PT"/>
    </style:style>
    <style:style style:name="T493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/>
    </style:style>
    <style:style style:name="P494" style:parent-style-name="Textoindependiente3" style:family="paragraph">
      <style:paragraph-properties fo:margin-left="0.2479in" fo:margin-right="0.1208in">
        <style:tab-stops/>
      </style:paragraph-properties>
      <style:text-properties style:font-name="Arial" style:font-name-complex="Arial" style:font-weight-complex="bold" fo:font-size="10pt" style:font-size-asian="10pt" fo:language="pt" fo:country="PT"/>
    </style:style>
    <style:style style:name="P495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49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97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8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49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00" style:parent-style-name="Párrafodelista" style:family="paragraph">
      <style:paragraph-properties fo:text-align="justify" fo:margin-bottom="0in" fo:line-height="100%" fo:margin-left="0in">
        <style:tab-stops/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01" style:parent-style-name="Párrafodelista" style:family="paragraph">
      <style:paragraph-properties style:text-autospace="none" fo:text-align="justify" fo:margin-bottom="0in" fo:line-height="100%" fo:margin-left="0in" fo:background-color="#D9D9D9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50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03" style:parent-style-name="Párrafodelista" style:family="paragraph">
      <style:paragraph-properties style:text-autospace="none" fo:text-align="justify" fo:margin-bottom="0in" fo:line-height="100%" fo:margin-left="0.1972in">
        <style:tab-stops>
          <style:tab-stop style:type="left" style:position="-0.1972in"/>
          <style:tab-stop style:type="left" style:position="0.098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04" style:parent-style-name="Párrafodelista" style:family="paragraph">
      <style:paragraph-properties style:text-autospace="none" fo:text-align="justify" fo:margin-bottom="0in" fo:line-height="100%" fo:margin-left="0in">
        <style:tab-stops>
          <style:tab-stop style:type="left" style:position="0in"/>
          <style:tab-stop style:type="left" style:position="0.1972in"/>
        </style:tab-stops>
      </style:paragraph-properties>
    </style:style>
    <style:style style:name="T50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0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14" style:parent-style-name="Párrafodelista" style:family="paragraph">
      <style:paragraph-properties style:text-autospace="none" fo:text-align="justify" fo:margin-bottom="0in" fo:line-height="100%" fo:margin-left="0.1972in">
        <style:tab-stops>
          <style:tab-stop style:type="left" style:position="-0.1972in"/>
          <style:tab-stop style:type="left" style:position="0.098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15" style:parent-style-name="Párrafodelista" style:family="paragraph">
      <style:paragraph-properties style:text-autospace="none" fo:text-align="justify" fo:margin-bottom="0in" fo:line-height="100%" fo:margin-left="0in" fo:background-color="#D9D9D9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16" style:parent-style-name="Párrafodelista" style:family="paragraph">
      <style:paragraph-properties style:text-autospace="none" fo:text-align="justify" fo:margin-bottom="0in" fo:line-height="100%" fo:margin-left="0.1972in">
        <style:tab-stops>
          <style:tab-stop style:type="left" style:position="-0.1972in"/>
          <style:tab-stop style:type="left" style:position="0.0986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17" style:parent-style-name="Párrafodelista" style:family="paragraph">
      <style:paragraph-properties style:text-autospace="none" fo:text-align="justify" fo:margin-bottom="0in" fo:line-height="100%" fo:margin-left="0in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51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1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2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2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22" style:parent-style-name="Párrafodelista" style:family="paragraph">
      <style:paragraph-properties style:text-autospace="none" fo:text-align="justify" fo:margin-bottom="0in" fo:line-height="100%" fo:margin-left="0.1972in">
        <style:tab-stops>
          <style:tab-stop style:type="left" style:position="-0.1972in"/>
          <style:tab-stop style:type="left" style:position="0.0986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23" style:parent-style-name="Párrafodelista" style:family="paragraph">
      <style:paragraph-properties fo:text-align="justify" fo:margin-bottom="0in" fo:line-height="100%" fo:margin-left="0in" fo:background-color="#D9D9D9">
        <style:tab-stops>
          <style:tab-stop style:type="left" style:position="0in"/>
          <style:tab-stop style:type="left" style:position="0.2958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/>
    </style:style>
    <style:style style:name="P524" style:parent-style-name="Párrafodelista" style:family="paragraph">
      <style:paragraph-properties fo:margin-bottom="0in" fo:line-height="100%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25" style:parent-style-name="Párrafodelista" style:family="paragraph">
      <style:paragraph-properties fo:margin-bottom="0in" fo:line-height="100%" fo:margin-left="0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26" style:parent-style-name="Párrafodelista" style:family="paragraph">
      <style:paragraph-properties fo:margin-bottom="0in" fo:line-height="100%" fo:margin-left="0.1972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52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52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2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1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3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34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53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3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39" style:parent-style-name="Párrafodelista" style:family="paragraph">
      <style:paragraph-properties style:text-autospace="none" fo:text-align="justify" fo:margin-bottom="0in" fo:line-height="100%" fo:margin-left="0.1972in">
        <style:tab-stops>
          <style:tab-stop style:type="left" style:position="-0.1972in"/>
          <style:tab-stop style:type="left" style:position="0.098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540" style:parent-style-name="Párrafodelista" style:family="paragraph">
      <style:paragraph-properties style:text-autospace="none" fo:text-align="justify" fo:margin-bottom="0in" fo:line-height="100%" fo:margin-left="0in" fo:background-color="#D9D9D9">
        <style:tab-stops>
          <style:tab-stop style:type="left" style:position="0in"/>
          <style:tab-stop style:type="left" style:position="0.2958in"/>
        </style:tab-stops>
      </style:paragraph-properties>
    </style:style>
    <style:style style:name="T54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42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54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 fo:language="en" fo:country="US"/>
    </style:style>
    <style:style style:name="P544" style:parent-style-name="Párrafodelista" style:family="paragraph">
      <style:paragraph-properties style:text-autospace="none" fo:text-align="justify" fo:margin-bottom="0in" fo:line-height="100%" fo:margin-left="0.1972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545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</style:style>
    <style:style style:name="T546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T547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T548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49" style:parent-style-name="Fuentedepárrafopredeter." style:family="text">
      <style:text-properties style:font-name="Arial" style:font-name-complex="Arial" style:text-position="super 65%" fo:font-size="10pt" style:font-size-asian="10pt" style:font-size-complex="10pt" fo:language="en" fo:country="US"/>
    </style:style>
    <style:style style:name="T550" style:parent-style-name="Fuentedepárrafopredeter." style:family="text">
      <style:text-properties style:font-name="Arial" style:font-name-complex="Arial" fo:font-size="10pt" style:font-size-asian="10pt" style:font-size-complex="10pt" fo:language="en" fo:country="US"/>
    </style:style>
    <style:style style:name="T551" style:parent-style-name="Fuentedepárrafopredeter." style:family="text">
      <style:text-properties style:font-name="Arial" style:font-name-complex="Arial" style:font-weight-complex="bold" fo:color="#000000" fo:font-size="10pt" style:font-size-asian="10pt" style:font-size-complex="10pt" fo:language="en" fo:country="US"/>
    </style:style>
    <style:style style:name="P552" style:parent-style-name="Párrafodelista" style:family="paragraph">
      <style:paragraph-properties style:text-autospace="none" fo:text-align="justify" fo:margin-bottom="0in" fo:line-height="100%" fo:margin-left="0in">
        <style:tab-stops/>
      </style:paragraph-properties>
      <style:text-properties style:font-name="Arial" style:font-name-complex="Arial" fo:font-size="10pt" style:font-size-asian="10pt" style:font-size-complex="10pt" fo:language="en" fo:country="US"/>
    </style:style>
    <style:style style:name="P553" style:parent-style-name="Normal" style:family="paragraph">
      <style:paragraph-properties fo:text-align="justify" fo:margin-bottom="0in" fo:background-color="#FFFFFF"/>
    </style:style>
    <style:style style:name="T554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5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56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557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558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559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fo:font-size="10pt" style:font-size-asian="10pt" style:font-size-complex="10pt"/>
    </style:style>
    <style:style style:name="P560" style:parent-style-name="Normal" style:family="paragraph">
      <style:paragraph-properties fo:text-align="end" fo:margin-bottom="0in" fo:line-height="100%"/>
    </style:style>
    <style:style style:name="T56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6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563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564" style:parent-style-name="Normal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565" style:parent-style-name="Normal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566" style:parent-style-name="Normal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P567" style:parent-style-name="Normal" style:family="paragraph">
      <style:paragraph-properties fo:margin-bottom="0in" fo:line-height="100%"/>
      <style:text-properties style:font-name="Arial" style:font-name-complex="Arial" style:font-weight-complex="bold" fo:font-size="10pt" style:font-size-asian="10pt" style:font-size-complex="10pt"/>
    </style:style>
    <style:style style:name="TableColumn569" style:family="table-column">
      <style:table-column-properties style:column-width="4.1861in"/>
    </style:style>
    <style:style style:name="Table568" style:family="table">
      <style:table-properties style:width="4.1861in" fo:margin-left="0in" table:align="left"/>
    </style:style>
    <style:style style:name="TableRow570" style:family="table-row">
      <style:table-row-properties style:min-row-height="0.5409in"/>
    </style:style>
    <style:style style:name="TableCell571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5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574" style:parent-style-name="Normal" style:family="paragraph">
      <style:paragraph-properties fo:text-align="center" fo:margin-bottom="0in" fo:line-height="100%"/>
    </style:style>
    <style:style style:name="T575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76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77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78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79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T580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81" style:parent-style-name="Normal" style:family="paragraph">
      <style:paragraph-properties fo:text-align="center" fo:margin-bottom="0in" fo:line-height="100%"/>
    </style:style>
    <style:style style:name="T582" style:parent-style-name="Fuentedepárrafopredeter." style:family="text">
      <style:text-properties style:font-name="Arial" style:font-name-complex="Arial" fo:font-size="10pt" style:font-size-asian="10pt" style:font-size-complex="10pt"/>
    </style:style>
    <style:style style:name="P583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84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85" style:parent-style-name="Normal" style:family="paragraph">
      <style:paragraph-properties fo:text-align="justify" fo:margin-bottom="0in" fo:line-height="100%"/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586" style:parent-style-name="Normal" style:family="paragraph">
      <style:paragraph-properties fo:margin-bottom="0in" fo:line-height="100%"/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87" style:parent-style-name="Normal" style:family="paragraph">
      <style:paragraph-properties fo:margin-bottom="0in" fo:line-height="100%"/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RELATÓRIO TÉCNICO II</text:p>
      <text:p text:style-name="P5"/>
      <text:p text:style-name="P6"><text:bookmark-start text:name="bkmTitulo"/><text:span text:style-name="T7">Product/Technical/Name</text:span><text:bookmark-end text:name="bkmTitulo"/></text:p>
      <text:p text:style-name="P8"/>
      <text:p text:style-name="P9">PRODUTO TÉCNICO por EQUIVALÊNCIA</text:p>
      <text:p text:style-name="P10"/>
      <text:list text:style-name="LFO5" text:continue-numbering="true">
        <text:list-item>
          <text:p text:style-name="P11">Nome técnico ou comum do(s) ingrediente(s) ativo(s):</text:p>
        </text:list-item>
      </text:list>
      <text:p text:style-name="P12"/>
      <text:p text:style-name="P13"><text:bookmark-start text:name="bkmIAName"/><text:span text:style-name="T14">Product/Active ingredient/Common name</text:span><text:bookmark-end text:name="bkmIAName"/><text:span text:style-name="T15"><text:s/></text:span><text:span text:style-name="T16">(</text:span><text:bookmark-start text:name="bkmIAInterName"/><text:span text:style-name="T17">Product/Active ingredient/Common international name</text:span><text:bookmark-end text:name="bkmIAInterName"/><text:span text:style-name="T18">)</text:span></text:p>
      <text:p text:style-name="P19"/>
      <text:list text:style-name="LFO5" text:continue-numbering="true">
        <text:list-item>
          <text:p text:style-name="P20">Sinonímia (não incluir marcas comerciais):</text:p>
        </text:list-item>
      </text:list>
      <text:p text:style-name="P21"/>
      <text:p text:style-name="P22"><text:bookmark-start text:name="bkmIASynonymy"/><text:span text:style-name="T23">Product/Active ingredient/Synonymy</text:span><text:bookmark-end text:name="bkmIASynonymy"/></text:p>
      <text:p text:style-name="P24"/>
      <text:list text:style-name="LFO5" text:continue-numbering="true">
        <text:list-item>
          <text:p text:style-name="P25"><text:span text:style-name="T26">Nomes químicos, fórmula estrutural e fórmula bruta do(s) ingrediente(s) ativo(s):</text:span></text:p>
        </text:list-item>
      </text:list>
      <text:p text:style-name="P27"/>
      <text:p text:style-name="P28"><text:span text:style-name="T29">Nome químico:</text:span><text:span text:style-name="T30"><text:s/></text:span><text:bookmark-start text:name="bkmIAChemicalName"/><text:span text:style-name="T31">Product/Active ingredient/Chemical name</text:span><text:bookmark-end text:name="bkmIAChemicalName"/></text:p>
      <text:p text:style-name="P32">Fórmula estrutural:</text:p>
      <text:p text:style-name="P33"><text:bookmark-start text:name="bkmIAChemicalStruct"/><text:span text:style-name="T34">Product/Active ingredient/Chemical structure</text:span><text:bookmark-end text:name="bkmIAChemicalStruct"/></text:p>
      <text:p text:style-name="P35"><text:span text:style-name="T36">Fórmula bruta:<text:s/></text:span><text:bookmark-start text:name="bkmIAMolecFormula"/><text:span text:style-name="T37">Product/Active ingredient/Molecular formula</text:span><text:bookmark-end text:name="bkmIAMolecFormula"/></text:p>
      <text:p text:style-name="P38"/>
      <text:list text:style-name="LFO5" text:continue-numbering="true">
        <text:list-item>
          <text:p text:style-name="P39">Grau de pureza e procedência do(s) produto(s) técnico(s):</text:p>
        </text:list-item>
      </text:list>
      <text:p text:style-name="P40"/>
      <text:p text:style-name="P41"><text:bookmark-start text:name="bkmIACommonName"/><text:span text:style-name="T42">Product/Active ingredient/Common name</text:span><text:bookmark-end text:name="bkmIACommonName"/><text:span text:style-name="T43">:<text:s/></text:span><text:span text:style-name="T44">concentração mínima de</text:span><text:span text:style-name="T45"><text:s/></text:span><text:bookmark-start text:name="bkmProConcentration"/><text:span text:style-name="T46">Product/Technical/Ingredient concetration</text:span><text:bookmark-end text:name="bkmProConcentration"/></text:p>
      <text:p text:style-name="P47"/>
      <text:p text:style-name="P48">Procedência do produto técnico:</text:p>
      <text:p text:style-name="P49"><text:bookmark-start text:name="bkmSouName"/><text:bookmark-start text:name="bkmProcedPro"/><text:span text:style-name="T50">Source/Name</text:span><text:bookmark-end text:name="bkmSouName"/></text:p>
      <text:p text:style-name="P51"><text:bookmark-start text:name="bkmSouAddress"/><text:span text:style-name="T52">Source/Address</text:span><text:bookmark-end text:name="bkmSouAddress"/></text:p>
      <text:p text:style-name="P53"><text:s/><text:bookmark-end text:name="bkmProcedPro"/></text:p>
      <text:p text:style-name="P54"/>
      <text:list text:style-name="LFO5" text:continue-numbering="true">
        <text:list-item>
          <text:p text:style-name="P55"><text:span text:style-name="T56">Identidade, concentração e toxicidade, quando aplicável, das impurezas presente no(s) produto(s) técnico(s):</text:span></text:p>
        </text:list-item>
      </text:list>
      <text:p text:style-name="P57"/>
      <text:p text:style-name="P58"><text:span text:style-name="T59">As impurezas são discutidas na<text:s/></text:span><text:span text:style-name="T60">“Declaração da Composição Qualitativa e Quantitativa”</text:span><text:span text:style-name="T61"><text:s/>do produto<text:s/></text:span><text:bookmark-start text:name="bkmPtNome5"/><text:span text:style-name="T62">Product/Technical/Name</text:span><text:bookmark-end text:name="bkmPtNome5"/><text:span text:style-name="T63">.</text:span></text:p>
      <text:p text:style-name="P64"/>
      <text:p text:style-name="P65"><text:span text:style-name="T66">Estas informações e documentos estão constantes no<text:s/></text:span><text:span text:style-name="T67">Anexo 16.1</text:span><text:span text:style-name="T68">.<text:s/></text:span></text:p>
      <text:p text:style-name="P69"/>
      <text:list text:style-name="LFO5" text:continue-numbering="true">
        <text:list-item>
          <text:p text:style-name="P70">Nomes comerciais (das formulações):<text:s/></text:p>
        </text:list-item>
      </text:list>
      <text:p text:style-name="P71"><text:tab/></text:p>
      <text:p text:style-name="P72"><text:span text:style-name="T73"><text:s/></text:span><text:bookmark-start text:name="bkmProName"/><text:span text:style-name="T74">Product/Technical/Name</text:span><text:bookmark-end text:name="bkmProName"/></text:p>
      <text:p text:style-name="P75"/>
      <text:list text:style-name="LFO5" text:continue-numbering="true">
        <text:list-item>
          <text:p text:style-name="P76">Concentração total de ingredientes ativos e inertes e identidade de todos os componentes da formulação:</text:p>
        </text:list-item>
      </text:list>
      <text:p text:style-name="P77"/>
      <text:p text:style-name="P78">Não se aplica. Trata-se de produto técnico.</text:p>
      <text:p text:style-name="P79"><text:tab/></text:p>
      <text:list text:style-name="LFO5" text:continue-numbering="true">
        <text:list-item>
          <text:p text:style-name="P80">Classe, segundo o uso agronômico, grupo químico e o modo de ação:</text:p>
        </text:list-item>
      </text:list>
      <text:p text:style-name="P81"/>
      <text:p text:style-name="P82"><text:span text:style-name="T83">Classe:</text:span><text:span text:style-name="T84"><text:s/></text:span><text:bookmark-start text:name="bkmPtClass"/><text:span text:style-name="T85">Product/Technical/Class</text:span><text:bookmark-end text:name="bkmPtClass"/></text:p>
      <text:p text:style-name="P86"><text:span text:style-name="T87">Grupo químico:</text:span><text:span text:style-name="T88"><text:s/></text:span><text:bookmark-start text:name="bkmPtGrupo"/><text:span text:style-name="T89">Product/Technical/Chemical group</text:span><text:bookmark-end text:name="bkmPtGrupo"/></text:p>
      <text:p text:style-name="P90"><text:span text:style-name="T91">Modo de ação:</text:span><text:span text:style-name="T92"><text:s/></text:span><text:bookmark-start text:name="bkmPtModoAcao"/><text:span text:style-name="T93">Product/Technical/Mode of action</text:span><text:bookmark-end text:name="bkmPtModoAcao"/></text:p>
      <text:soft-page-break/>
      <text:p text:style-name="P94"><text:span text:style-name="T95">Ref.:</text:span><text:span text:style-name="T96"><text:s/></text:span><text:bookmark-start text:name="bkmRefClasse"/><text:span text:style-name="T97">Product/Technical/Information/Description</text:span><text:bookmark-end text:name="bkmRefClasse"/></text:p>
      <text:p text:style-name="P98"/>
      <text:list text:style-name="LFO5" text:continue-numbering="true">
        <text:list-item>
          <text:p text:style-name="P99">Modalidade de aplicação (costal, tratorizada, aérea ou outra):</text:p>
        </text:list-item>
      </text:list>
      <text:p text:style-name="P100"/>
      <text:p text:style-name="P101">Não se aplica. Trata-se de produto técnico.</text:p>
      <text:p text:style-name="P102"/>
      <text:list text:style-name="LFO5" text:continue-numbering="true">
        <text:list-item>
          <text:p text:style-name="P103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104"/>
      <text:p text:style-name="P105">Não se aplica. Trata-se de produto técnico.</text:p>
      <text:p text:style-name="P106"/>
      <text:list text:style-name="LFO5" text:continue-numbering="true">
        <text:list-item>
          <text:p text:style-name="P107"><text:span text:style-name="T108">Finalidade - indicação das culturas onde será aplicado, bem como as pragas, doenças ou ervas daninhas visadas para controle:</text:span></text:p>
        </text:list-item>
      </text:list>
      <text:p text:style-name="P109"/>
      <text:p text:style-name="P110">Não se aplica. Trata-se de produto técnico.</text:p>
      <text:p text:style-name="P111"/>
      <text:list text:style-name="LFO5" text:continue-numbering="true">
        <text:list-item>
          <text:p text:style-name="P112">Testes de campo, método analítico e resultados das análises dos ingredientes ativos remanescentes na cultura alimentar:</text:p>
        </text:list-item>
      </text:list>
      <text:p text:style-name="P113"/>
      <text:p text:style-name="P114">Não se aplica. Trata-se de produto técnico.</text:p>
      <text:p text:style-name="P115"/>
      <text:list text:style-name="LFO5" text:continue-numbering="true">
        <text:list-item>
          <text:p text:style-name="P116">Proposições quanto a Limite Máximo de Resíduo - LMR ou quando, for o caso, Limite dos Resíduos Estranho – LRE:</text:p>
        </text:list-item>
      </text:list>
      <text:p text:style-name="P117"/>
      <text:p text:style-name="P118">Não se aplica. Trata-se de produto técnico.</text:p>
      <text:p text:style-name="P119"/>
      <text:list text:style-name="LFO5" text:continue-numbering="true">
        <text:list-item>
          <text:p text:style-name="P120">Intervalo de reentrada de pessoas nas áreas tratadas:</text:p>
        </text:list-item>
      </text:list>
      <text:p text:style-name="P121"/>
      <text:p text:style-name="P122">Não se aplica. Trata-se de produto técnico.</text:p>
      <text:p text:style-name="P123"/>
      <text:list text:style-name="LFO5" text:continue-numbering="true">
        <text:list-item>
          <text:p text:style-name="P124">Limites Máximos de Resíduos - LMR - disponíveis, de preferência a nível internacional;</text:p>
        </text:list-item>
      </text:list>
      <text:p text:style-name="P125"/>
      <text:p text:style-name="P126">Não se aplica. Trata-se de produto técnico.</text:p>
      <text:p text:style-name="P127"/>
      <text:list text:style-name="LFO5" text:continue-numbering="true">
        <text:list-item>
          <text:p text:style-name="P128">Dados biológicos envolvendo aspectos bioquímicos e toxicológicos</text:p>
        </text:list-item>
      </text:list>
      <text:p text:style-name="P129"/>
      <text:p text:style-name="P130"><text:span text:style-name="T131">Trata-se de Registro de Produto Técnico por Equivalência, e, portanto, as características bioquímicas e toxicológicas são equivalentes ao produto técnico de referência</text:span><text:span text:style-name="T132"><text:s/></text:span><text:bookmark-start text:name="bkmPtReferencia"/><text:span text:style-name="T133">Product/Technical/Information/Description</text:span><text:bookmark-end text:name="bkmPtReferencia"/><text:span text:style-name="T134"><text:s/></text:span><text:span text:style-name="T135">– registro no MAPA sob o n</text:span><text:span text:style-name="T136">0</text:span><text:span text:style-name="T137"><text:s/></text:span><text:bookmark-start text:name="bkmRegPtReferencia"/><text:span text:style-name="T138">Product/Technical/Information/Description</text:span><text:bookmark-end text:name="bkmRegPtReferencia"/><text:span text:style-name="T139">, de acordo com Lista Positiva de Produtos Técnicos de Referência, emitida pela ANVISA.</text:span></text:p>
      <text:p text:style-name="P140"/>
      <text:list text:style-name="LFO5" text:continue-numbering="true">
        <text:list-item>
          <text:p text:style-name="P141"><text:span text:style-name="T142">Métodos de desativação e descarte do agrotóxico e de seus componentes de modo a impedir que os remanescentes provoquem riscos ao meio ambiente e a saúde pública<text:s/></text:span><text:span text:style-name="T143">(Anexo 11.9)</text:span><text:span text:style-name="T144">:</text:span></text:p>
        </text:list-item>
      </text:list>
      <text:p text:style-name="P145"/>
      <text:p text:style-name="P146"><text:span text:style-name="T147">Método de desativação:</text:span><text:span text:style-name="T148"><text:s/></text:span><text:bookmark-start text:name="bkmMetoDesativacao"/><text:span text:style-name="T149">Product/Technical/Information/Description</text:span><text:bookmark-end text:name="bkmMetoDesativacao"/></text:p>
      <text:p text:style-name="P150"/>
      <text:soft-page-break/>
      <text:p text:style-name="P151"><text:span text:style-name="T152">Segue anexa cópia autenticada do Laudo Técnico nº<text:s/></text:span><text:bookmark-start text:name="bkmAbetreNumero"/><text:span text:style-name="T153">Product/Technical/Information/Description</text:span><text:bookmark-end text:name="bkmAbetreNumero"/><text:span text:style-name="T154"><text:s/>da<text:s/></text:span><text:bookmark-start text:name="bkmAbetreInstituicao"/><text:span text:style-name="T155">Product/Technical/Information/Description</text:span><text:bookmark-end text:name="bkmAbetreInstituicao"/><text:span text:style-name="T156"><text:s/>referente à desativação do produto<text:s/></text:span><text:bookmark-start text:name="bkmProNameL"/><text:span text:style-name="T157">Product/Technical/Name</text:span><text:bookmark-end text:name="bkmProNameL"/><text:span text:style-name="T158"><text:s/>de<text:s/></text:span><text:bookmark-start text:name="bkmAbetreData"/><text:span text:style-name="T159">Product/Technical/Information/Description</text:span><text:bookmark-end text:name="bkmAbetreData"/><text:span text:style-name="T160"><text:s/></text:span></text:p>
      <text:p text:style-name="P161"/>
      <text:list text:style-name="LFO5" text:continue-numbering="true">
        <text:list-item>
          <text:p text:style-name="P162"><text:span text:style-name="T163">Sumário das informações toxicológicas relativo aos cuidados com a saúde humana, com destaque para os primeiros socorros, tratamento médico de emergência, antídoto para cada formulação de acordo com o item 15 do ANEXO I</text:span></text:p>
        </text:list-item>
      </text:list>
      <text:p text:style-name="P164"/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<text:span text:style-name="T170">PRIMEIROS SOCORROS:</text:span><text:span text:style-name="T171"><text:s/></text:span><text:bookmark-start text:name="bkmProSumarioToxi"/><text:span text:style-name="T172">Product/Technical/Information/Description</text:span><text:bookmark-end text:name="bkmProSumarioToxi"/></text:p>
          </table:table-cell>
        </table:table-row>
      </table:table>
      <text:p text:style-name="P173"/>
      <text:p text:style-name="Título"><text:span text:style-name="T174">intoxicações por<text:s/></text:span><text:bookmark-start text:name="bkmIANomeIntoxi"/><text:span text:style-name="T175">Product/Active ingredient/Common name</text:span><text:bookmark-end text:name="bkmIANomeIntoxi"/></text:p>
      <text:p text:style-name="P176"/>
      <text:p text:style-name="P177">Informações MÉdicas</text:p>
      <text:p text:style-name="P178"/>
      <table:table table:style-name="Table179">
        <table:table-columns>
          <table:table-column table:style-name="TableColumn180"/>
          <table:table-column table:style-name="TableColumn181"/>
        </table:table-columns>
        <table:table-row table:style-name="TableRow182">
          <table:table-cell table:style-name="TableCell183">
            <text:p text:style-name="P184">Grupo químico</text:p>
          </table:table-cell>
          <table:table-cell table:style-name="TableCell185">
            <text:p text:style-name="P186"><text:bookmark-start text:name="bkmProChemicalGroup"/><text:span text:style-name="T187">Product/Technical/Chemical group</text:span><text:bookmark-end text:name="bkmProChemicalGroup"/></text:p>
          </table:table-cell>
        </table:table-row>
        <table:table-row table:style-name="TableRow188">
          <table:table-cell table:style-name="TableCell189">
            <text:p text:style-name="P190">Classe toxicológica<text:s/></text:p>
          </table:table-cell>
          <table:table-cell table:style-name="TableCell191">
            <text:p text:style-name="P192">A ser definido pela ANVISA</text:p>
          </table:table-cell>
        </table:table-row>
        <table:table-row table:style-name="TableRow193">
          <table:table-cell table:style-name="TableCell194">
            <text:p text:style-name="P195">Vias de exposição</text:p>
          </table:table-cell>
          <table:table-cell table:style-name="TableCell196">
            <text:p text:style-name="P197"><text:bookmark-start text:name="bkmProViasExpo"/><text:span text:style-name="T198">Product/Technical/Information/Description</text:span><text:bookmark-end text:name="bkmProViasExpo"/></text:p>
          </table:table-cell>
        </table:table-row>
        <table:table-row table:style-name="TableRow199">
          <table:table-cell table:style-name="TableCell200">
            <text:p text:style-name="P201">Toxicocinética</text:p>
          </table:table-cell>
          <table:table-cell table:style-name="TableCell202">
            <text:p text:style-name="P203"><text:bookmark-start text:name="bkmProToxicocinetica"/><text:span text:style-name="T204">Product/Technical/Information/Description</text:span><text:bookmark-end text:name="bkmProToxicocinetica"/></text:p>
          </table:table-cell>
        </table:table-row>
        <table:table-row table:style-name="TableRow205">
          <table:table-cell table:style-name="TableCell206">
            <text:p text:style-name="P207">Mecanismos de toxicidade</text:p>
          </table:table-cell>
          <table:table-cell table:style-name="TableCell208">
            <text:p text:style-name="P209"/>
          </table:table-cell>
        </table:table-row>
        <table:table-row table:style-name="TableRow210">
          <table:table-cell table:style-name="TableCell211">
            <text:p text:style-name="P212">Sintomas e sinais clínicos</text:p>
          </table:table-cell>
          <table:table-cell table:style-name="TableCell213">
            <text:p text:style-name="P214"><text:bookmark-start text:name="bkmProSintomas"/><text:span text:style-name="T215">Product/Technical/Information/Description</text:span><text:bookmark-end text:name="bkmProSintomas"/></text:p>
          </table:table-cell>
        </table:table-row>
        <table:table-row table:style-name="TableRow216">
          <table:table-cell table:style-name="TableCell217">
            <text:p text:style-name="P218">Diagnóstico</text:p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h text:style-name="P224" text:outline-level="1">Tratamento</text:h>
            <text:p text:style-name="P225"/>
          </table:table-cell>
          <table:table-cell table:style-name="TableCell226">
            <text:p text:style-name="P227"><text:bookmark-start text:name="bkmProTratamento"/><text:span text:style-name="T228">Product/Technical/Information/Description</text:span><text:bookmark-end text:name="bkmProTratamento"/></text:p>
          </table:table-cell>
        </table:table-row>
        <table:table-row table:style-name="TableRow229">
          <table:table-cell table:style-name="TableCell230">
            <text:h text:style-name="P231" text:outline-level="1">Contra-indicações</text:h>
          </table:table-cell>
          <table:table-cell table:style-name="TableCell232">
            <text:p text:style-name="P233"><text:bookmark-start text:name="bkmProEfeitos"/><text:span text:style-name="T234">Product/Technical/Information/Description</text:span><text:bookmark-end text:name="bkmProEfeitos"/></text:p>
          </table:table-cell>
        </table:table-row>
        <table:table-row table:style-name="TableRow235">
          <table:table-cell table:style-name="TableCell236">
            <text:p text:style-name="P237">Efeitos sinérgicos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 table:number-rows-spanned="3">
            <text:p text:style-name="P242">ATENÇÃO</text:p>
          </table:table-cell>
          <table:table-cell table:style-name="TableCell243">
            <text:p text:style-name="P244"><text:span text:style-name="T245">Ligue para o<text:s/></text:span><text:span text:style-name="T246">Disque-Intoxicação:</text:span><text:span text:style-name="T247"><text:s/></text:span><text:span text:style-name="T248">0800-722-6001<text:s/></text:span><text:span text:style-name="T249">para notificar o caso e obter informações especializadas sobre o diagnóstico e tratamento.</text:span></text:p>
            <text:p text:style-name="P250">Rede Nacional de Centros de Informação e Assistência Toxicológica</text:p>
            <text:p text:style-name="P251">RENACIAT – ANVISA/MS</text:p>
          </table:table-cell>
        </table:table-row>
        <table:table-row table:style-name="TableRow252">
          <table:covered-table-cell>
            <text:p text:style-name="P253"/>
          </table:covered-table-cell>
          <table:table-cell table:style-name="TableCell254">
            <text:p text:style-name="P255">Notifique ao sistema de informação de agravos de notificação (SINAN / MS)</text:p>
          </table:table-cell>
        </table:table-row>
        <table:table-row table:style-name="TableRow256">
          <table:covered-table-cell>
            <text:p text:style-name="P257"/>
          </table:covered-table-cell>
          <table:table-cell table:style-name="TableCell258">
            <text:p text:style-name="P259"><text:span text:style-name="T260">Telefone de Emergência da empresa: (41) 3071-9100</text:span></text:p>
          </table:table-cell>
        </table:table-row>
      </table:table>
      <text:p text:style-name="P261"/>
      <text:p text:style-name="P262">MECANISMOS DE AÇÃO, ABSORÇÃO E EXCREÇÃO PARA ANIMAIS DE LABORATÓRIO:</text:p>
      <text:p text:style-name="P263"><text:span text:style-name="T264">Trata-se de Registro de Produto Técnico por Equivalência, e, portanto, as características toxicológicas são equivalentes ao produto técnico de referência<text:s/></text:span><text:bookmark-start text:name="bkmProTecnRef"/><text:span text:style-name="T265">Product/Technical/Information/Description</text:span><text:bookmark-end text:name="bkmProTecnRef"/><text:span text:style-name="T266">, registro no MAPA nº<text:s/></text:span><text:bookmark-start text:name="bkmProRegistroNum"/><text:span text:style-name="T267">Product/Technical/Information/Description</text:span><text:bookmark-end text:name="bkmProRegistroNum"/><text:span text:style-name="T268">, de acordo com a Lista Positiva de Produtos Técnicos de Referência, emitida pela ANVISA.<text:s/></text:span></text:p>
      <text:p text:style-name="P269"/>
      <text:p text:style-name="P270">EFEITOS AGUDOS PARA ANIMAIS DE LABORATÓRIO:</text:p>
      <text:p text:style-name="P271"><text:span text:style-name="T272">Trata-se de Registro de Produto Técnico por Equivalência, e, portanto, as características toxicológicas são equivalentes ao produto técnico de referência<text:s/></text:span><text:bookmark-start text:name="bkmProTecnRef2"/><text:span text:style-name="T273">Product/Technical/Information/Description</text:span><text:bookmark-end text:name="bkmProTecnRef2"/><text:span text:style-name="T274">, registro no MAPA nº<text:s/></text:span><text:bookmark-start text:name="bkmProRegistroNum2"/><text:span text:style-name="T275">Product/Technical/Information/Description</text:span><text:bookmark-end text:name="bkmProRegistroNum2"/><text:span text:style-name="T276">, de acordo com a Lista Positiva de Produtos Técnicos de Referência, emitida pela ANVISA.<text:s/></text:span></text:p>
      <text:p text:style-name="P277"/>
      <text:p text:style-name="P278">EFEITOS CRÔNICOS PARA ANIMAIS DE LABORATÓRIO:</text:p>
      <text:p text:style-name="P279"><text:span text:style-name="T280">Trata-se de Registro de Produto Técnico por Equivalência, e, portanto, as características toxicológicas são equivalentes ao produto técnico de referência<text:s/></text:span><text:bookmark-start text:name="bkmProTecnRef3"/><text:span text:style-name="T281">Product/Technical/Information/Description</text:span><text:bookmark-end text:name="bkmProTecnRef3"/><text:span text:style-name="T282">, registro no MAPA nº<text:s/></text:span><text:bookmark-start text:name="bkmProRegistroNum3"/><text:span text:style-name="T283">Product/Technical/Information/Description</text:span><text:bookmark-end text:name="bkmProRegistroNum3"/><text:span text:style-name="T284">, de acordo com a Lista Positiva de Produtos Técnicos de Referência, emitida pela ANVISA.<text:s/></text:span></text:p>
      <text:p text:style-name="P285"/>
      <text:p text:style-name="P286">RELATÓRIO DE ESTUDOS DE PROPRIEDADES FÍSICO-QUÍMICAS</text:p>
      <text:p text:style-name="P287"/>
      <text:p text:style-name="P288">INFORMAÇÕES E DOCUMENTOS EXIGIDOS NO ANEXO II, ITEM 16.6 DO DECRETO 4.074/02, ALTERADO PELO DEC. 5.981/06.</text:p>
      <text:p text:style-name="P289"/>
      <text:p text:style-name="P290"><text:span text:style-name="T291">Pressão de vapor (Anexo 16.6)</text:span></text:p>
      <text:p text:style-name="P292"/>
      <text:p text:style-name="P293"><text:span text:style-name="T294">Resumo</text:span><text:span text:style-name="T295">:<text:s/></text:span><text:bookmark-start text:name="bkmResumoC07"/><text:span text:style-name="T296">Studies/Physical, eco and toxicological/Summary BR</text:span><text:bookmark-end text:name="bkmResumoC07"/></text:p>
      <text:p text:style-name="P297"><text:span text:style-name="T298">Resultado</text:span><text:span text:style-name="T299">:<text:s/></text:span><text:bookmark-start text:name="bkmResultadoC07"/><text:span text:style-name="T300">Studies/Physical, eco and toxicological/Result BR</text:span><text:bookmark-end text:name="bkmResultadoC07"/></text:p>
      <text:p text:style-name="P301"><text:span text:style-name="T302">Ref.:</text:span><text:span text:style-name="T303"><text:s/></text:span><text:bookmark-start text:name="bkmReferenciaC07"/><text:span text:style-name="T304">Studies/Physical, eco and toxicological/Code.<text:s/></text:span><text:span text:style-name="T305">"Title". Laboratoy. Director, Page, End Date.</text:span><text:bookmark-end text:name="bkmReferenciaC07"/></text:p>
      <text:p text:style-name="P306"/>
      <text:p text:style-name="P307"><text:span text:style-name="T308">Ponto de<text:s/></text:span><text:bookmark-start text:name="bkmPonFusEbu"/><text:span text:style-name="T309">fusão</text:span><text:span text:style-name="T310">/ebulição</text:span><text:bookmark-end text:name="bkmPonFusEbu"/><text:span text:style-name="T311"><text:s/>(Anexo 16.6</text:span><text:span text:style-name="T312">)</text:span></text:p>
      <text:p text:style-name="P313"/>
      <text:p text:style-name="P314"><text:span text:style-name="T315">Resumo</text:span><text:span text:style-name="T316">:<text:s/></text:span><text:bookmark-start text:name="bkmResumoC05"/><text:span text:style-name="T317">Studies/Physical, eco and toxicological/Summary BR</text:span><text:bookmark-end text:name="bkmResumoC05"/></text:p>
      <text:p text:style-name="P318"><text:span text:style-name="T319">Resultado</text:span><text:span text:style-name="T320">:<text:s/></text:span><text:bookmark-start text:name="bkmResultadoC05"/><text:span text:style-name="T321">Studies/Physical, eco and toxicological/Result BR</text:span><text:bookmark-end text:name="bkmResultadoC05"/></text:p>
      <text:p text:style-name="P322"><text:span text:style-name="T323">Ref.:</text:span><text:span text:style-name="T324"><text:s/></text:span><text:bookmark-start text:name="bkmReferenciaC05"/><text:span text:style-name="T325">Studies/Physical, eco and toxicological/Code.<text:s/></text:span><text:span text:style-name="T326">"Title". Laboratoy. Director, Page, End Date.</text:span><text:bookmark-end text:name="bkmReferenciaC05"/></text:p>
      <text:p text:style-name="P327"/>
      <text:p text:style-name="P328"><text:span text:style-name="T329">Solubilidade em água</text:span><text:span text:style-name="T330"><text:s/></text:span><text:span text:style-name="T331">e solventes orgânicos<text:s/></text:span><text:span text:style-name="T332">(Anexo<text:s/></text:span><text:span text:style-name="T333">16.6</text:span><text:span text:style-name="T334">)</text:span></text:p>
      <text:p text:style-name="P335"/>
      <text:p text:style-name="P336"><text:span text:style-name="T337">Resumo</text:span><text:span text:style-name="T338">:<text:s/></text:span><text:bookmark-start text:name="bkmResumoC08"/><text:span text:style-name="T339">Studies/Physical, eco and toxicological/Summary BR</text:span><text:bookmark-end text:name="bkmResumoC08"/></text:p>
      <text:p text:style-name="P340"><text:span text:style-name="T341">Resultado</text:span><text:span text:style-name="T342">:<text:s/></text:span><text:bookmark-start text:name="bkmResultadoC08"/><text:span text:style-name="T343">Studies/Physical, eco and toxicological/Result BR</text:span><text:bookmark-end text:name="bkmResultadoC08"/></text:p>
      <text:p text:style-name="P344"><text:span text:style-name="T345">Ref.:</text:span><text:span text:style-name="T346"><text:s/></text:span><text:bookmark-start text:name="bkmReferenciaC08"/><text:span text:style-name="T347">Studies/Physical, eco and toxicological/Code.<text:s/></text:span><text:span text:style-name="T348">"Title". Laboratoy. Director, Page, End Date.</text:span><text:bookmark-end text:name="bkmReferenciaC08"/></text:p>
      <text:p text:style-name="P349"/>
      <text:p text:style-name="P350"><text:span text:style-name="T351">Coeficiente de partição N-octanol/água (Anexo 16.6)</text:span></text:p>
      <text:p text:style-name="P352"/>
      <text:p text:style-name="P353"><text:span text:style-name="T354">Resumo</text:span><text:span text:style-name="T355">:<text:s/></text:span><text:bookmark-start text:name="bkmResumoC14"/><text:span text:style-name="T356">Studies/Physical, eco and toxicological/Summary BR</text:span><text:bookmark-end text:name="bkmResumoC14"/></text:p>
      <text:p text:style-name="P357"><text:span text:style-name="T358">Resultado</text:span><text:span text:style-name="T359">:<text:s/></text:span><text:bookmark-start text:name="bkmResultadoC14"/><text:span text:style-name="T360">Studies/Physical, eco and toxicological/Result BR</text:span><text:bookmark-end text:name="bkmResultadoC14"/></text:p>
      <text:p text:style-name="P361"><text:span text:style-name="T362">Ref.:</text:span><text:span text:style-name="T363"><text:s/></text:span><text:bookmark-start text:name="bkmReferenciaC14"/><text:span text:style-name="T364">Studies/Physical, eco and toxicological/Code. "Title". Laboratoy. Director, Page, End Date.</text:span><text:bookmark-end text:name="bkmReferenciaC14"/></text:p>
      <text:p text:style-name="P365"/>
      <text:list text:style-name="LFO5" text:continue-numbering="true">
        <text:list-item>
          <text:p text:style-name="P366">Outros dados, informações ou documentos exigidos em normas complementares:</text:p>
        </text:list-item>
      </text:list>
      <text:p text:style-name="P367"/>
      <text:p text:style-name="P368">Relatório de estudo da análise de 5 bateladas para cada fabricante. (Anexo 16.1)</text:p>
      <text:p text:style-name="P369"/>
      <text:p text:style-name="P370">Encaminhamos o estudo de análise de 5 bateladas do fabricante:</text:p>
      <text:p text:style-name="P371"/>
      <text:p text:style-name="P372"><text:bookmark-start text:name="bkmFabNome"/><text:bookmark-start text:name="bkmFab5B"/><text:span text:style-name="T373">Source/Name</text:span><text:bookmark-end text:name="bkmFabNome"/><text:span text:style-name="T374"><text:s/></text:span></text:p>
      <text:p text:style-name="P375"/>
      <text:p text:style-name="P376"><text:span text:style-name="T377">Estudo de análise de cinco bateladas:</text:span></text:p>
      <text:p text:style-name="P378"><text:bookmark-start text:name="bkm5B"/><text:span text:style-name="T379">Studies/Physical, eco and toxicological/Code. "Title". Laboratoy. Director, Page, End Date.</text:span><text:bookmark-end text:name="bkm5B"/></text:p>
      <text:p text:style-name="P380"/>
      <text:p text:style-name="P381"><text:span text:style-name="T382">Juntamente com o estudo de análise de 5 bateladas segue cópia autenticada com tradução juramentada do documento comprobatório de produção de cada batelada informando a<text:s/></text:span><text:soft-page-break/><text:span text:style-name="T383">unidade de fabricação –<text:s/></text:span><text:bookmark-start text:name="bkmDocCorrProd"/><text:span text:style-name="T384">Product/Technical/Received document/Document title + Pagination + Issue date</text:span><text:bookmark-end text:name="bkmDocCorrProd"/></text:p>
      <text:p text:style-name="P385"/>
      <text:p text:style-name="P386"><text:bookmark-end text:name="bkmFab5B"/>Declaração única do registrante sobre a composição qualitativa e quantitativa do produto, elaborada com base no(s) laudo(s) laboratorial(is) das análises de cinco bateladas de cada fabricante, o(s) qual(is) deverá(ão) acompanhar a declaração.<text:s/></text:p>
      <text:p text:style-name="P387"/>
      <text:p text:style-name="P388"><text:span text:style-name="T389">Segue anexo:</text:span></text:p>
      <text:p text:style-name="P390"/>
      <text:p text:style-name="P391"><text:span text:style-name="T392">“Declaração da Composição Qualitativa e Quantitativa”</text:span><text:span text:style-name="T393"><text:s/>do produto</text:span><text:span text:style-name="T394"><text:s/></text:span><text:bookmark-start text:name="bkmPtNome"/><text:span text:style-name="T395">Product/Technical/Name</text:span><text:bookmark-end text:name="bkmPtNome"/><text:span text:style-name="T396">, elaborada com base no estudo de análise de cinco bateladas.</text:span></text:p>
      <text:p text:style-name="P397"/>
      <text:p text:style-name="P398"><text:bookmark-start text:name="bkmFabNome2"/><text:bookmark-start text:name="bkmFab5B2"/><text:span text:style-name="T399">Source/Name</text:span><text:bookmark-end text:name="bkmFabNome2"/></text:p>
      <text:p text:style-name="P400"><text:tab/></text:p>
      <text:p text:style-name="P401"><text:span text:style-name="T402">Estudo de análise de cinco bateladas:</text:span><text:span text:style-name="T403"><text:s text:c="2"/></text:span></text:p>
      <text:p text:style-name="P404"><text:bookmark-start text:name="bkm5B2"/><text:span text:style-name="T405">Studies/Physical, eco and toxicological/Code. "Title". Laboratoy. Director, Page, End Date.</text:span><text:bookmark-end text:name="bkm5B2"/></text:p>
      <text:p text:style-name="P406"/>
      <text:p text:style-name="P407"><text:span text:style-name="T408">Juntamente com o estudo de análise de 5 bateladas segue cópia autenticada com tradução juramentada do documento comprobatório de produção de cada batelada informando a unidade de fabricação –</text:span><text:span text:style-name="T409"><text:s/></text:span><text:bookmark-start text:name="bkmDocCorrProd2"/><text:span text:style-name="T410">Product/Technical/Received document/Document title + Pagination + Issue date</text:span><text:bookmark-end text:name="bkmDocCorrProd2"/></text:p>
      <text:p text:style-name="P411"/>
      <text:p text:style-name="P412"><text:bookmark-end text:name="bkmFab5B2"/>Descrição da metodologia analítica para determinação qualitativa e quantitativa do ingrediente ativo, das impurezas em concentrações superiores ou iguais a 0,1% e das impurezas toxicológica ou ambientalmente relevantes em concentrações inferiores a 0,1%.</text:p>
      <text:p text:style-name="P413"/>
      <text:p text:style-name="Textoindependiente3"><text:span text:style-name="T414">As impurezas são discutidas na<text:s/></text:span><text:span text:style-name="T415">“Declaração da<text:s/></text:span><text:span text:style-name="T416">Composição Qualitativa e Quantitativa”</text:span><text:span text:style-name="T417"><text:s/></text:span><text:span text:style-name="T418">do produto</text:span><text:span text:style-name="T419"><text:s/></text:span><text:bookmark-start text:name="bkmPtNome2"/><text:span text:style-name="T420">Product/Technical/Name</text:span><text:bookmark-end text:name="bkmPtNome2"/><text:span text:style-name="T421">;</text:span></text:p>
      <text:p text:style-name="P422"/>
      <text:p text:style-name="Textoindependiente3"><text:span text:style-name="T423">A metologia analítica quali-quantitativa do ingrediente ativo e suas impurezas encontram-se descritas no<text:s/></text:span><text:span text:style-name="T424">Estudo de Análise de Cinco Bateladas</text:span><text:span text:style-name="T425"><text:s/>do produto;</text:span></text:p>
      <text:p text:style-name="P426"/>
      <text:p text:style-name="P427">Estas informações e documentos estão constantes no Anexo 16.1</text:p>
      <text:p text:style-name="P428"/>
      <text:p text:style-name="P429">Descrição da metodologia analítica dos principais produtos de degradação do ingrediente ativo, para fins de monitoramento e fiscalização. A dispensa desta informação fica sujeita à justificativa técnica fundamentada.<text:s/></text:p>
      <text:p text:style-name="P430"/>
      <text:p text:style-name="P431"><text:span text:style-name="T432">Os principais produtos de degradação do ingrediente ativo, para fins de monitoramento e fiscalização, são discutidos na<text:s/></text:span><text:span text:style-name="T433">“Declaração da Composição Qualitativa e Quantitativa</text:span><text:span text:style-name="T434">” do produto</text:span><text:span text:style-name="T435"><text:s/></text:span><text:bookmark-start text:name="bkmPtNome3"/><text:span text:style-name="T436">Product/Technical/Name</text:span><text:bookmark-end text:name="bkmPtNome3"/><text:span text:style-name="T437">.<text:s/></text:span></text:p>
      <text:p text:style-name="P438"/>
      <text:p text:style-name="P439"><text:span text:style-name="T440">A<text:s/></text:span><text:span text:style-name="T441">descrição da metodologia analítica para os produtos de degradação do ingrediente ativo, para fins de monitoramento e fiscalização,<text:s/></text:span><text:span text:style-name="T442">encontra-se detalhada no<text:s/></text:span><text:span text:style-name="T443">“Estudo de Análise de Cinco Bateladas”</text:span><text:span text:style-name="T444"><text:s/>do produto;<text:s/></text:span></text:p>
      <text:p text:style-name="P445"/>
      <text:p text:style-name="P446"><text:span text:style-name="T447">Estas informações e documentos estão constantes no Anexo 16.1</text:span></text:p>
      <text:p text:style-name="P448"/>
      <text:p text:style-name="P449">Descrição do processo de produção do produto técnico, contemplando suas etapas de síntese, seus subprodutos e impurezas, fornecida pelo fabricante. (Anexo 16.5)</text:p>
      <text:p text:style-name="P450"/>
      <text:soft-page-break/>
      <text:p text:style-name="P451"><text:span text:style-name="T452">Seguem anexas as c</text:span><text:span text:style-name="T453">ópias autenticadas das</text:span><text:span text:style-name="T454"><text:s/></text:span><text:span text:style-name="T455">declarações fornecidas pelo fabricante e de suas respectivas traduções juramentadas:</text:span></text:p>
      <text:p text:style-name="P456"/>
      <text:p text:style-name="P457"><text:bookmark-start text:name="bkmFabNome3"/><text:bookmark-start text:name="bkmFabProcs"/><text:bookmark-start text:name="bkmProcProdu"/><text:span text:style-name="T458">Source/Name</text:span><text:bookmark-end text:name="bkmFabNome3"/></text:p>
      <text:p text:style-name="P459"/>
      <text:p text:style-name="P460"><text:span text:style-name="T461">Carta de Autorização de Acesso de Uso de Dados –</text:span><text:span text:style-name="T462"><text:s/></text:span><text:bookmark-start text:name="bkmDocCarta"/><text:span text:style-name="T463">Product/Technical/Received document/Document title + Pagination + Issue date</text:span><text:bookmark-end text:name="bkmDocCarta"/><text:span text:style-name="T464"><text:s/></text:span></text:p>
      <text:p text:style-name="P465"/>
      <text:p text:style-name="P466"><text:span text:style-name="T467">Descrição do processo de produção do produto técnico fornecida pelo fabricante<text:s/></text:span><text:span text:style-name="T468">–<text:s/></text:span><text:bookmark-start text:name="bkmDocProcMan"/><text:span text:style-name="T469">Product/Technical/Received document/Document title + Pagination + Issue date</text:span><text:bookmark-end text:name="bkmDocProcMan"/><text:span text:style-name="T470"><text:s/></text:span></text:p>
      <text:p text:style-name="P471"/>
      <text:p text:style-name="P472"><text:span text:style-name="T473">Discussão sobre a formação teórica de todas as possíveis impurezas geradas no processo de fabricação do produto técnico -</text:span><text:span text:style-name="T474"><text:s/></text:span><text:bookmark-start text:name="bkmDocJustForm"/><text:span text:style-name="T475">Product/Technical/Received document/Document title + Pagination + Issue date</text:span><text:bookmark-end text:name="bkmDocJustForm"/></text:p>
      <text:p text:style-name="P476"/>
      <text:p text:style-name="P477"><text:span text:style-name="T478">Declaração do fabricante assegurando o fornecimento do produto para o registrante conforme as especificações do registro –</text:span><text:span text:style-name="T479"><text:s/></text:span><text:bookmark-start text:name="bkmDocDeclForn"/><text:span text:style-name="T480">Product/Technical/Received document/Document title + Pagination + Issue date</text:span><text:bookmark-end text:name="bkmDocDeclForn"/></text:p>
      <text:p text:style-name="P481"/>
      <text:p text:style-name="P482"><text:bookmark-end text:name="bkmFabProcs"/><text:bookmark-end text:name="bkmProcProdu"/>Discussão sobre a formação teórica de todas as possíveis impurezas geradas no processo de produção.</text:p>
      <text:p text:style-name="P483"/>
      <text:p text:style-name="P484"><text:span text:style-name="T485">A discussão sobre a formação teórica de todas as possíveis impurezas geradas no processo de produção é relatada na<text:s/></text:span><text:span text:style-name="T486">“Declaração da<text:s/></text:span><text:span text:style-name="T487">Composição Qualitativa e Quantitativa”</text:span><text:span text:style-name="T488"><text:s/>do produto</text:span><text:span text:style-name="T489"><text:s/></text:span><text:bookmark-start text:name="bkmPtNome4"/><text:span text:style-name="T490">Product/Technical/Name</text:span><text:bookmark-end text:name="bkmPtNome4"/><text:span text:style-name="T491"><text:s/>e na<text:s/></text:span><text:span text:style-name="T492">“Descrição do processo de produção do produto técnico fornecida pelo fabricante”</text:span><text:span text:style-name="T493">.</text:span></text:p>
      <text:p text:style-name="P494"/>
      <text:p text:style-name="P495"><text:span text:style-name="T496">Estas informações e documentos estão constantes no<text:s/></text:span><text:span text:style-name="T497">Anexo 16.1</text:span><text:span text:style-name="T498"><text:s/>e no<text:s/></text:span><text:span text:style-name="T499">Anexo 16.5.</text:span></text:p>
      <text:p text:style-name="P500"/>
      <text:p text:style-name="P501"><text:span text:style-name="T502">Cópia do Certificado de Registro Especial Temporário – RET quando houver testes realizados no Brasil. Anexo 11.6</text:span></text:p>
      <text:p text:style-name="P503"/>
      <text:p text:style-name="P504"><text:span text:style-name="T505">De acordo com o resultado da análise o produto encontra-se dentro das especificações, conforme cópia autenticada do Certificado de Análise nº</text:span><text:span text:style-name="T506"><text:s/></text:span><text:bookmark-start text:name="bkmCACod"/><text:span text:style-name="T507">Study/Physical, eco and toxicological/Code</text:span><text:bookmark-end text:name="bkmCACod"/><text:span text:style-name="T508"><text:s/>de</text:span><text:span text:style-name="T509"><text:s/></text:span><text:bookmark-start text:name="bkmCAData"/><text:span text:style-name="T510">Study/Physical, eco and toxicological/Date</text:span><text:bookmark-end text:name="bkmCAData"/><text:span text:style-name="T511"><text:s/>expedido pelo laboratório</text:span><text:span text:style-name="T512"><text:s/></text:span><text:bookmark-start text:name="bkmLabNome"/><text:span text:style-name="T513">Laboratory/Name</text:span><text:bookmark-end text:name="bkmLabNome"/></text:p>
      <text:p text:style-name="P514"/>
      <text:p text:style-name="P515">Ficha de Emergência. Anexo 17.1<text:s/></text:p>
      <text:p text:style-name="P516"/>
      <text:p text:style-name="P517"><text:span text:style-name="T518">Segue anexa Ficha de Emergência elaborada pela<text:s/></text:span><text:bookmark-start text:name="bkmProFichaEmer"/><text:span text:style-name="T519">Source/Name</text:span><text:bookmark-end text:name="bkmProFichaEmer"/><text:span text:style-name="T520">.</text:span><text:span text:style-name="T521"><text:s/></text:span></text:p>
      <text:p text:style-name="P522"/>
      <text:p text:style-name="P523">Peticionamento Eletrônico gerado no SIA e Taxa de Avaliação Toxicológica<text:s/></text:p>
      <text:p text:style-name="P524"/>
      <text:p text:style-name="P525">Segue anexos à capa deste relatório:</text:p>
      <text:p text:style-name="P526"/>
      <text:p text:style-name="P527"><text:span text:style-name="T528">Peticionamento Eletrônico, Transação nº<text:s/></text:span><text:bookmark-start text:name="bkmTaxNumber"/><text:span text:style-name="T529">Process/Federal registration/Tax/Petitioning number</text:span><text:bookmark-end text:name="bkmTaxNumber"/><text:span text:style-name="T530">, de</text:span><text:span text:style-name="T531"><text:s/></text:span><text:bookmark-start text:name="bkmTaxDate"/><text:span text:style-name="T532">Process/Federal registration/Tax/Date of payment</text:span><text:bookmark-end text:name="bkmTaxDate"/><text:span text:style-name="T533">;<text:s/></text:span></text:p>
      <text:p text:style-name="P534"><text:span text:style-name="T535">Comprovante de pagamento da taxa no valor de<text:s/></text:span><text:span text:style-name="T536">R$</text:span><text:bookmark-start text:name="bkmTaxPrice"/><text:span text:style-name="T537">Process/Federal registration/Tax/Price</text:span><text:bookmark-end text:name="bkmTaxPrice"/><text:span text:style-name="T538">.</text:span></text:p>
      <text:p text:style-name="P539"/>
      <text:p text:style-name="P540"><text:span text:style-name="T541">Produto Técnico de referência, indicando o número do registro</text:span><text:span text:style-name="T542">.<text:s/></text:span><text:span text:style-name="T543">Anexo 15</text:span></text:p>
      <text:p text:style-name="P544"/>
      <text:p text:style-name="P545"><text:bookmark-start text:name="bkmProTecnRef4"/><text:span text:style-name="T546">Product/Technical/Information/Description</text:span><text:bookmark-end text:name="bkmProTecnRef4"/><text:span text:style-name="T547"><text:s/></text:span><text:span text:style-name="T548">– registro no MAPA sob o n</text:span><text:span text:style-name="T549">0</text:span><text:span text:style-name="T550"><text:s/></text:span><text:bookmark-start text:name="bkmProRegistroNum4"/><text:span text:style-name="T551">Product/Technical/Information/Description</text:span><text:bookmark-end text:name="bkmProRegistroNum4"/></text:p>
      <text:p text:style-name="P552"/>
      <text:soft-page-break/>
      <text:p text:style-name="P553"><text:span text:style-name="T554">Segue anexa a Lista Positiva de Referência publicada pela ANVISA</text:span><text:span text:style-name="T555">.</text:span></text:p>
      <text:p text:style-name="P556"/>
      <text:p text:style-name="P557"/>
      <text:p text:style-name="P558"/>
      <text:p text:style-name="P559"/>
      <text:p text:style-name="P560"><text:span text:style-name="T561">Curitiba,<text:s/></text:span><text:bookmark-start text:name="bkmData"/><text:span text:style-name="T562">Date</text:span><text:bookmark-end text:name="bkmData"/><text:span text:style-name="T563">.</text:span></text:p>
      <text:p text:style-name="P564"/>
      <text:p text:style-name="P565"/>
      <text:p text:style-name="P566"/>
      <text:p text:style-name="P567"/>
      <table:table table:style-name="Table568">
        <table:table-columns>
          <table:table-column table:style-name="TableColumn569"/>
        </table:table-columns>
        <table:table-row table:style-name="TableRow570">
          <table:table-cell table:style-name="TableCell571">
            <text:p text:style-name="P572"><text:span text:style-name="T573">ALTA – América Latina Tecnologia Agrícola</text:span></text:p>
            <text:p text:style-name="P574"><text:bookmark-start text:name="bkmAssCargo"/><text:span text:style-name="T575">User/Job title</text:span><text:bookmark-end text:name="bkmAssCargo"/><text:span text:style-name="T576"><text:s/></text:span><text:bookmark-start text:name="bkmAssNome"/><text:span text:style-name="T577">User/Name</text:span><text:bookmark-end text:name="bkmAssNome"/><text:span text:style-name="T578"><text:s/></text:span><text:span text:style-name="T579">/<text:s/></text:span><text:bookmark-start text:name="bkmAssCr"/><text:span text:style-name="T580">User/Regional council</text:span><text:bookmark-end text:name="bkmAssCr"/></text:p>
            <text:p text:style-name="P581"><text:span text:style-name="T582">Responsável Técnico e Representante Legal</text:span></text:p>
          </table:table-cell>
        </table:table-row>
      </table:table>
      <text:p text:style-name="P583"/>
      <text:p text:style-name="P584"/>
      <text:p text:style-name="P585"/>
      <text:p text:style-name="P586"/>
      <text:p text:style-name="P5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color="#008000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color="#008000" fo:font-size="12pt" style:font-size-asian="12pt" style:font-size-complex="12pt" fo:language="pt" fo:country="BR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language="pt" fo:country="BR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language="pt" fo:country="BR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language="pt" fo:country="BR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3" style:display-name="Texto independiente 3" style:family="paragraph" style:parent-style-name="Normal">
      <style:paragraph-properties fo:text-align="justify" fo:margin-bottom="0in" fo:line-height="100%"/>
      <style:text-properties style:font-name="Times New Roman" style:font-name-asian="Times New Roman" style:font-name-complex="Times New Roman" style:font-size-complex="10pt" style:language-asian="pt" style:country-asian="BR" fo:hyphenate="false"/>
    </style:style>
    <style:style style:name="Textoindependiente3Car" style:display-name="Texto independiente 3 Car" style:family="text" style:parent-style-name="Fuentedepárrafopredeter.">
      <style:text-properties style:font-name="Times New Roman" style:font-name-asian="Times New Roman" style:font-name-complex="Times New Roman" style:font-size-complex="10pt" fo:language="pt" fo:country="BR" style:language-asian="pt" style:country-asian="BR"/>
    </style:style>
    <style:style style:name="medium_text1" style:display-name="medium_text1" style:family="text" style:parent-style-name="Fuentedepárrafopredeter.">
      <style:text-properties fo:font-size="10pt" style:font-size-asian="10pt" style:font-size-complex="10pt"/>
    </style:style>
    <style:style style:name="Título" style:display-name="Título" style:family="paragraph" style:parent-style-name="Normal">
      <style:paragraph-properties fo:text-align="center" fo:margin-bottom="0in" fo:line-height="10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0pt" fo:language="fr" fo:country="CA" style:language-asian="pt" style:country-asian="BR" fo:hyphenate="false"/>
    </style:style>
    <style:style style:name="TítuloCar" style:display-name="Título Car" style:family="text" style:parent-style-name="Fuentedepárrafopredeter.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0pt" fo:language="fr" fo:country="CA" style:language-asian="pt" style:country-asian="BR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4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font-weight="bold" style:font-weight-asian="bold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Arial" style:font-name-asian="Times New Roman" style:font-name-complex="Aria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 style:font-name-asian="Calibri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fo:font-weight="bold" style:font-weight-asian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">
        <style:list-level-properties text:space-before="0.1979in" text:min-label-width="0.25in"/>
        <style:text-properties style:font-name="Wingdings"/>
      </text:list-level-style-bullet>
      <text:list-level-style-bullet text:level="2" text:style-name="WW_CharLFO3LVL2" text:bullet-char="o">
        <style:list-level-properties text:space-before="0.6979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1979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6979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1979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6979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1979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6979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1979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4479in" text:min-label-width="0.25in"/>
        <style:text-properties style:font-name="Wingdings"/>
      </text:list-level-style-bullet>
      <text:list-level-style-bullet text:level="2" text:style-name="WW_CharLFO8LVL2" text:bullet-char="o">
        <style:list-level-properties text:space-before="0.9479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4479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9479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4479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9479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4479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9479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4479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">
        <style:list-level-properties text:space-before="0.4472in" text:min-label-width="0.25in"/>
        <style:text-properties style:font-name="Wingdings"/>
      </text:list-level-style-bullet>
      <text:list-level-style-bullet text:level="2" text:style-name="WW_CharLFO10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472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9472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4472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9472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4472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9472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4472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9472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4472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">
        <style:list-level-properties text:space-before="0.1972in" text:min-label-width="0.25in"/>
        <style:text-properties style:font-name="Wingdings"/>
      </text:list-level-style-bullet>
      <text:list-level-style-bullet text:level="2" text:style-name="WW_CharLFO14LVL2" text:bullet-char="o">
        <style:list-level-properties text:space-before="0.6972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1972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6972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1972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6972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1972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6972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1972in" text:min-label-width="0.25in"/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.3777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166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end"/>
      <style:text-properties style:font-name="Arial" style:font-name-complex="Arial" fo:font-weight="bold" style:font-weight-asian="bold" fo:font-size="8pt" style:font-size-asian="8pt" style:font-size-complex="8pt"/>
    </style:style>
    <style:style style:name="P3" style:parent-style-name="Encabezado" style:family="paragraph">
      <style:paragraph-properties fo:text-align="end"/>
      <style:text-properties style:font-name="Arial" style:font-name-complex="Arial" fo:font-weight="bold" style:font-weight-asian="bold" fo:font-size="8pt" style:font-size-asian="8pt" style:font-size-complex="8pt"/>
    </style:style>
    <style:style style:name="P4" style:parent-style-name="Piedepágina" style:family="paragraph">
      <style:paragraph-properties fo:text-align="end"/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2"><text:bookmark-start text:name="bkmHeaderName"/>PRODUTCT/TECHNICAL/NAME<text:bookmark-end text:name="bkmHeaderName"/></text:p>
        <text:p text:style-name="P3"/>
      </style:header>
      <style:footer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osco</meta:initial-creator>
    <dc:creator>Chosco</dc:creator>
    <meta:creation-date>2012-12-13T19:10:00Z</meta:creation-date>
    <dc:date>2012-12-13T19:10:00Z</dc:date>
    <meta:template xlink:href="RTII-PTE.dotx" xlink:type="simple"/>
    <meta:editing-cycles>1</meta:editing-cycles>
    <meta:editing-duration>PT0S</meta:editing-duration>
    <meta:document-statistic meta:page-count="7" meta:paragraph-count="27" meta:word-count="2114" meta:character-count="13715" meta:row-count="96" meta:non-whitespace-character-count="11628"/>
  </office:meta>
</office:document-meta>
</file>